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60/settings.xml"/>
  <manifest:file-entry manifest:media-type="application/xml" manifest:full-path="Formula-260/content.xml"/>
  <manifest:file-entry manifest:media-type="application/xml" manifest:full-path="Formula-258/settings.xml"/>
  <manifest:file-entry manifest:media-type="application/xml" manifest:full-path="Formula-258/content.xml"/>
  <manifest:file-entry manifest:media-type="application/xml" manifest:full-path="Formula-256/settings.xml"/>
  <manifest:file-entry manifest:media-type="application/xml" manifest:full-path="Formula-256/content.xml"/>
  <manifest:file-entry manifest:media-type="application/xml" manifest:full-path="Formula-254/settings.xml"/>
  <manifest:file-entry manifest:media-type="application/xml" manifest:full-path="Formula-254/content.xml"/>
  <manifest:file-entry manifest:media-type="application/xml" manifest:full-path="Formula-252/settings.xml"/>
  <manifest:file-entry manifest:media-type="application/xml" manifest:full-path="Formula-252/content.xml"/>
  <manifest:file-entry manifest:media-type="application/xml" manifest:full-path="Formula-250/settings.xml"/>
  <manifest:file-entry manifest:media-type="application/xml" manifest:full-path="Formula-250/content.xml"/>
  <manifest:file-entry manifest:media-type="application/xml" manifest:full-path="Formula-248/settings.xml"/>
  <manifest:file-entry manifest:media-type="application/xml" manifest:full-path="Formula-248/content.xml"/>
  <manifest:file-entry manifest:media-type="application/xml" manifest:full-path="Formula-246/settings.xml"/>
  <manifest:file-entry manifest:media-type="application/xml" manifest:full-path="Formula-246/content.xml"/>
  <manifest:file-entry manifest:media-type="application/xml" manifest:full-path="Formula-244/settings.xml"/>
  <manifest:file-entry manifest:media-type="application/xml" manifest:full-path="Formula-244/content.xml"/>
  <manifest:file-entry manifest:media-type="application/xml" manifest:full-path="Formula-242/settings.xml"/>
  <manifest:file-entry manifest:media-type="application/xml" manifest:full-path="Formula-242/content.xml"/>
  <manifest:file-entry manifest:media-type="application/xml" manifest:full-path="Formula-240/settings.xml"/>
  <manifest:file-entry manifest:media-type="application/xml" manifest:full-path="Formula-240/content.xml"/>
  <manifest:file-entry manifest:media-type="application/xml" manifest:full-path="Formula-238/settings.xml"/>
  <manifest:file-entry manifest:media-type="application/xml" manifest:full-path="Formula-238/content.xml"/>
  <manifest:file-entry manifest:media-type="application/xml" manifest:full-path="Formula-236/settings.xml"/>
  <manifest:file-entry manifest:media-type="application/xml" manifest:full-path="Formula-236/content.xml"/>
  <manifest:file-entry manifest:media-type="application/xml" manifest:full-path="Formula-234/settings.xml"/>
  <manifest:file-entry manifest:media-type="application/xml" manifest:full-path="Formula-234/content.xml"/>
  <manifest:file-entry manifest:media-type="application/xml" manifest:full-path="Formula-232/settings.xml"/>
  <manifest:file-entry manifest:media-type="application/xml" manifest:full-path="Formula-232/content.xml"/>
  <manifest:file-entry manifest:media-type="application/xml" manifest:full-path="Formula-230/settings.xml"/>
  <manifest:file-entry manifest:media-type="application/xml" manifest:full-path="Formula-230/content.xml"/>
  <manifest:file-entry manifest:media-type="application/xml" manifest:full-path="Formula-228/settings.xml"/>
  <manifest:file-entry manifest:media-type="application/xml" manifest:full-path="Formula-228/content.xml"/>
  <manifest:file-entry manifest:media-type="application/xml" manifest:full-path="Formula-226/settings.xml"/>
  <manifest:file-entry manifest:media-type="application/xml" manifest:full-path="Formula-226/content.xml"/>
  <manifest:file-entry manifest:media-type="application/xml" manifest:full-path="Formula-224/settings.xml"/>
  <manifest:file-entry manifest:media-type="application/xml" manifest:full-path="Formula-224/content.xml"/>
  <manifest:file-entry manifest:media-type="application/xml" manifest:full-path="Formula-222/settings.xml"/>
  <manifest:file-entry manifest:media-type="application/xml" manifest:full-path="Formula-222/content.xml"/>
  <manifest:file-entry manifest:media-type="application/xml" manifest:full-path="Formula-220/settings.xml"/>
  <manifest:file-entry manifest:media-type="application/xml" manifest:full-path="Formula-220/content.xml"/>
  <manifest:file-entry manifest:media-type="application/xml" manifest:full-path="Formula-218/settings.xml"/>
  <manifest:file-entry manifest:media-type="application/xml" manifest:full-path="Formula-218/content.xml"/>
  <manifest:file-entry manifest:media-type="application/xml" manifest:full-path="Formula-216/settings.xml"/>
  <manifest:file-entry manifest:media-type="application/xml" manifest:full-path="Formula-216/content.xml"/>
  <manifest:file-entry manifest:media-type="application/xml" manifest:full-path="Formula-214/settings.xml"/>
  <manifest:file-entry manifest:media-type="application/xml" manifest:full-path="Formula-214/content.xml"/>
  <manifest:file-entry manifest:media-type="application/xml" manifest:full-path="Formula-212/settings.xml"/>
  <manifest:file-entry manifest:media-type="application/xml" manifest:full-path="Formula-212/content.xml"/>
  <manifest:file-entry manifest:media-type="application/xml" manifest:full-path="Formula-210/settings.xml"/>
  <manifest:file-entry manifest:media-type="application/xml" manifest:full-path="Formula-210/content.xml"/>
  <manifest:file-entry manifest:media-type="application/xml" manifest:full-path="Formula-208/settings.xml"/>
  <manifest:file-entry manifest:media-type="application/xml" manifest:full-path="Formula-208/content.xml"/>
  <manifest:file-entry manifest:media-type="application/xml" manifest:full-path="Formula-206/settings.xml"/>
  <manifest:file-entry manifest:media-type="application/xml" manifest:full-path="Formula-206/content.xml"/>
  <manifest:file-entry manifest:media-type="application/xml" manifest:full-path="Formula-204/settings.xml"/>
  <manifest:file-entry manifest:media-type="application/xml" manifest:full-path="Formula-204/content.xml"/>
  <manifest:file-entry manifest:media-type="application/xml" manifest:full-path="Formula-202/settings.xml"/>
  <manifest:file-entry manifest:media-type="application/xml" manifest:full-path="Formula-202/content.xml"/>
  <manifest:file-entry manifest:media-type="application/xml" manifest:full-path="Formula-200/settings.xml"/>
  <manifest:file-entry manifest:media-type="application/xml" manifest:full-path="Formula-200/content.xml"/>
  <manifest:file-entry manifest:media-type="application/xml" manifest:full-path="Formula-198/settings.xml"/>
  <manifest:file-entry manifest:media-type="application/xml" manifest:full-path="Formula-198/content.xml"/>
  <manifest:file-entry manifest:media-type="application/xml" manifest:full-path="Formula-196/settings.xml"/>
  <manifest:file-entry manifest:media-type="application/xml" manifest:full-path="Formula-196/content.xml"/>
  <manifest:file-entry manifest:media-type="application/xml" manifest:full-path="Formula-194/settings.xml"/>
  <manifest:file-entry manifest:media-type="application/xml" manifest:full-path="Formula-194/content.xml"/>
  <manifest:file-entry manifest:media-type="application/xml" manifest:full-path="Formula-192/settings.xml"/>
  <manifest:file-entry manifest:media-type="application/xml" manifest:full-path="Formula-192/content.xml"/>
  <manifest:file-entry manifest:media-type="application/xml" manifest:full-path="Formula-190/settings.xml"/>
  <manifest:file-entry manifest:media-type="application/xml" manifest:full-path="Formula-190/content.xml"/>
  <manifest:file-entry manifest:media-type="application/xml" manifest:full-path="Formula-188/settings.xml"/>
  <manifest:file-entry manifest:media-type="application/xml" manifest:full-path="Formula-188/content.xml"/>
  <manifest:file-entry manifest:media-type="application/xml" manifest:full-path="Formula-186/settings.xml"/>
  <manifest:file-entry manifest:media-type="application/xml" manifest:full-path="Formula-186/content.xml"/>
  <manifest:file-entry manifest:media-type="application/xml" manifest:full-path="Formula-184/settings.xml"/>
  <manifest:file-entry manifest:media-type="application/xml" manifest:full-path="Formula-184/content.xml"/>
  <manifest:file-entry manifest:media-type="application/xml" manifest:full-path="Formula-182/settings.xml"/>
  <manifest:file-entry manifest:media-type="application/xml" manifest:full-path="Formula-182/content.xml"/>
  <manifest:file-entry manifest:media-type="application/xml" manifest:full-path="Formula-180/settings.xml"/>
  <manifest:file-entry manifest:media-type="application/xml" manifest:full-path="Formula-180/content.xml"/>
  <manifest:file-entry manifest:media-type="application/xml" manifest:full-path="Formula-178/settings.xml"/>
  <manifest:file-entry manifest:media-type="application/xml" manifest:full-path="Formula-178/content.xml"/>
  <manifest:file-entry manifest:media-type="application/xml" manifest:full-path="Formula-176/settings.xml"/>
  <manifest:file-entry manifest:media-type="application/xml" manifest:full-path="Formula-176/content.xml"/>
  <manifest:file-entry manifest:media-type="application/xml" manifest:full-path="Formula-174/settings.xml"/>
  <manifest:file-entry manifest:media-type="application/xml" manifest:full-path="Formula-174/content.xml"/>
  <manifest:file-entry manifest:media-type="application/xml" manifest:full-path="Formula-172/settings.xml"/>
  <manifest:file-entry manifest:media-type="application/xml" manifest:full-path="Formula-172/content.xml"/>
  <manifest:file-entry manifest:media-type="application/xml" manifest:full-path="Formula-170/settings.xml"/>
  <manifest:file-entry manifest:media-type="application/xml" manifest:full-path="Formula-170/content.xml"/>
  <manifest:file-entry manifest:media-type="application/xml" manifest:full-path="Formula-168/settings.xml"/>
  <manifest:file-entry manifest:media-type="application/xml" manifest:full-path="Formula-168/content.xml"/>
  <manifest:file-entry manifest:media-type="application/xml" manifest:full-path="Formula-166/settings.xml"/>
  <manifest:file-entry manifest:media-type="application/xml" manifest:full-path="Formula-166/content.xml"/>
  <manifest:file-entry manifest:media-type="application/xml" manifest:full-path="Formula-164/settings.xml"/>
  <manifest:file-entry manifest:media-type="application/xml" manifest:full-path="Formula-164/content.xml"/>
  <manifest:file-entry manifest:media-type="application/xml" manifest:full-path="Formula-162/settings.xml"/>
  <manifest:file-entry manifest:media-type="application/xml" manifest:full-path="Formula-162/content.xml"/>
  <manifest:file-entry manifest:media-type="application/xml" manifest:full-path="Formula-160/settings.xml"/>
  <manifest:file-entry manifest:media-type="application/xml" manifest:full-path="Formula-160/content.xml"/>
  <manifest:file-entry manifest:media-type="application/xml" manifest:full-path="Formula-158/settings.xml"/>
  <manifest:file-entry manifest:media-type="application/xml" manifest:full-path="Formula-158/content.xml"/>
  <manifest:file-entry manifest:media-type="application/xml" manifest:full-path="Formula-156/settings.xml"/>
  <manifest:file-entry manifest:media-type="application/xml" manifest:full-path="Formula-156/content.xml"/>
  <manifest:file-entry manifest:media-type="application/xml" manifest:full-path="Formula-154/settings.xml"/>
  <manifest:file-entry manifest:media-type="application/xml" manifest:full-path="Formula-154/content.xml"/>
  <manifest:file-entry manifest:media-type="application/xml" manifest:full-path="Formula-152/settings.xml"/>
  <manifest:file-entry manifest:media-type="application/xml" manifest:full-path="Formula-152/content.xml"/>
  <manifest:file-entry manifest:media-type="application/xml" manifest:full-path="Formula-150/settings.xml"/>
  <manifest:file-entry manifest:media-type="application/xml" manifest:full-path="Formula-150/content.xml"/>
  <manifest:file-entry manifest:media-type="application/xml" manifest:full-path="Formula-148/settings.xml"/>
  <manifest:file-entry manifest:media-type="application/xml" manifest:full-path="Formula-148/content.xml"/>
  <manifest:file-entry manifest:media-type="application/xml" manifest:full-path="Formula-146/settings.xml"/>
  <manifest:file-entry manifest:media-type="application/xml" manifest:full-path="Formula-146/content.xml"/>
  <manifest:file-entry manifest:media-type="application/xml" manifest:full-path="Formula-144/settings.xml"/>
  <manifest:file-entry manifest:media-type="application/xml" manifest:full-path="Formula-144/content.xml"/>
  <manifest:file-entry manifest:media-type="application/xml" manifest:full-path="Formula-142/settings.xml"/>
  <manifest:file-entry manifest:media-type="application/xml" manifest:full-path="Formula-142/content.xml"/>
  <manifest:file-entry manifest:media-type="application/xml" manifest:full-path="Formula-140/settings.xml"/>
  <manifest:file-entry manifest:media-type="application/xml" manifest:full-path="Formula-140/content.xml"/>
  <manifest:file-entry manifest:media-type="application/xml" manifest:full-path="Formula-138/settings.xml"/>
  <manifest:file-entry manifest:media-type="application/xml" manifest:full-path="Formula-138/content.xml"/>
  <manifest:file-entry manifest:media-type="application/xml" manifest:full-path="Formula-136/settings.xml"/>
  <manifest:file-entry manifest:media-type="application/xml" manifest:full-path="Formula-136/content.xml"/>
  <manifest:file-entry manifest:media-type="application/xml" manifest:full-path="Formula-134/settings.xml"/>
  <manifest:file-entry manifest:media-type="application/xml" manifest:full-path="Formula-134/content.xml"/>
  <manifest:file-entry manifest:media-type="application/xml" manifest:full-path="Formula-132/settings.xml"/>
  <manifest:file-entry manifest:media-type="application/xml" manifest:full-path="Formula-132/content.xml"/>
  <manifest:file-entry manifest:media-type="application/xml" manifest:full-path="Formula-130/settings.xml"/>
  <manifest:file-entry manifest:media-type="application/xml" manifest:full-path="Formula-130/content.xml"/>
  <manifest:file-entry manifest:media-type="application/xml" manifest:full-path="Formula-128/settings.xml"/>
  <manifest:file-entry manifest:media-type="application/xml" manifest:full-path="Formula-128/content.xml"/>
  <manifest:file-entry manifest:media-type="application/xml" manifest:full-path="Formula-126/settings.xml"/>
  <manifest:file-entry manifest:media-type="application/xml" manifest:full-path="Formula-126/content.xml"/>
  <manifest:file-entry manifest:media-type="application/xml" manifest:full-path="Formula-124/settings.xml"/>
  <manifest:file-entry manifest:media-type="application/xml" manifest:full-path="Formula-124/content.xml"/>
  <manifest:file-entry manifest:media-type="application/xml" manifest:full-path="Formula-122/settings.xml"/>
  <manifest:file-entry manifest:media-type="application/xml" manifest:full-path="Formula-122/content.xml"/>
  <manifest:file-entry manifest:media-type="application/xml" manifest:full-path="Formula-120/settings.xml"/>
  <manifest:file-entry manifest:media-type="application/xml" manifest:full-path="Formula-120/content.xml"/>
  <manifest:file-entry manifest:media-type="application/xml" manifest:full-path="Formula-118/settings.xml"/>
  <manifest:file-entry manifest:media-type="application/xml" manifest:full-path="Formula-118/content.xml"/>
  <manifest:file-entry manifest:media-type="application/xml" manifest:full-path="Formula-116/settings.xml"/>
  <manifest:file-entry manifest:media-type="application/xml" manifest:full-path="Formula-116/content.xml"/>
  <manifest:file-entry manifest:media-type="application/xml" manifest:full-path="Formula-114/settings.xml"/>
  <manifest:file-entry manifest:media-type="application/xml" manifest:full-path="Formula-114/content.xml"/>
  <manifest:file-entry manifest:media-type="application/xml" manifest:full-path="Formula-112/settings.xml"/>
  <manifest:file-entry manifest:media-type="application/xml" manifest:full-path="Formula-112/content.xml"/>
  <manifest:file-entry manifest:media-type="application/xml" manifest:full-path="Formula-110/settings.xml"/>
  <manifest:file-entry manifest:media-type="application/xml" manifest:full-path="Formula-110/content.xml"/>
  <manifest:file-entry manifest:media-type="application/xml" manifest:full-path="Formula-108/settings.xml"/>
  <manifest:file-entry manifest:media-type="application/xml" manifest:full-path="Formula-108/content.xml"/>
  <manifest:file-entry manifest:media-type="application/xml" manifest:full-path="Formula-106/settings.xml"/>
  <manifest:file-entry manifest:media-type="application/xml" manifest:full-path="Formula-106/content.xml"/>
  <manifest:file-entry manifest:media-type="application/xml" manifest:full-path="Formula-104/settings.xml"/>
  <manifest:file-entry manifest:media-type="application/xml" manifest:full-path="Formula-104/content.xml"/>
  <manifest:file-entry manifest:media-type="application/xml" manifest:full-path="Formula-102/settings.xml"/>
  <manifest:file-entry manifest:media-type="application/xml" manifest:full-path="Formula-102/content.xml"/>
  <manifest:file-entry manifest:media-type="application/xml" manifest:full-path="Formula-100/settings.xml"/>
  <manifest:file-entry manifest:media-type="application/xml" manifest:full-path="Formula-100/content.xml"/>
  <manifest:file-entry manifest:media-type="application/xml" manifest:full-path="Formula-98/settings.xml"/>
  <manifest:file-entry manifest:media-type="application/xml" manifest:full-path="Formula-98/content.xml"/>
  <manifest:file-entry manifest:media-type="application/xml" manifest:full-path="Formula-96/settings.xml"/>
  <manifest:file-entry manifest:media-type="application/xml" manifest:full-path="Formula-96/content.xml"/>
  <manifest:file-entry manifest:media-type="application/xml" manifest:full-path="Formula-94/settings.xml"/>
  <manifest:file-entry manifest:media-type="application/xml" manifest:full-path="Formula-94/content.xml"/>
  <manifest:file-entry manifest:media-type="application/xml" manifest:full-path="Formula-92/settings.xml"/>
  <manifest:file-entry manifest:media-type="application/xml" manifest:full-path="Formula-92/content.xml"/>
  <manifest:file-entry manifest:media-type="application/xml" manifest:full-path="Formula-90/settings.xml"/>
  <manifest:file-entry manifest:media-type="application/xml" manifest:full-path="Formula-90/content.xml"/>
  <manifest:file-entry manifest:media-type="application/xml" manifest:full-path="Formula-88/settings.xml"/>
  <manifest:file-entry manifest:media-type="application/xml" manifest:full-path="Formula-88/content.xml"/>
  <manifest:file-entry manifest:media-type="application/xml" manifest:full-path="Formula-86/settings.xml"/>
  <manifest:file-entry manifest:media-type="application/xml" manifest:full-path="Formula-86/content.xml"/>
  <manifest:file-entry manifest:media-type="application/xml" manifest:full-path="Formula-84/settings.xml"/>
  <manifest:file-entry manifest:media-type="application/xml" manifest:full-path="Formula-84/content.xml"/>
  <manifest:file-entry manifest:media-type="application/xml" manifest:full-path="Formula-82/settings.xml"/>
  <manifest:file-entry manifest:media-type="application/xml" manifest:full-path="Formula-82/content.xml"/>
  <manifest:file-entry manifest:media-type="application/xml" manifest:full-path="Formula-80/settings.xml"/>
  <manifest:file-entry manifest:media-type="application/xml" manifest:full-path="Formula-80/content.xml"/>
  <manifest:file-entry manifest:media-type="application/xml" manifest:full-path="Formula-78/settings.xml"/>
  <manifest:file-entry manifest:media-type="application/xml" manifest:full-path="Formula-78/content.xml"/>
  <manifest:file-entry manifest:media-type="application/xml" manifest:full-path="Formula-76/settings.xml"/>
  <manifest:file-entry manifest:media-type="application/xml" manifest:full-path="Formula-76/content.xml"/>
  <manifest:file-entry manifest:media-type="application/xml" manifest:full-path="Formula-74/settings.xml"/>
  <manifest:file-entry manifest:media-type="application/xml" manifest:full-path="Formula-74/content.xml"/>
  <manifest:file-entry manifest:media-type="application/xml" manifest:full-path="Formula-72/settings.xml"/>
  <manifest:file-entry manifest:media-type="application/xml" manifest:full-path="Formula-72/content.xml"/>
  <manifest:file-entry manifest:media-type="application/xml" manifest:full-path="Formula-70/settings.xml"/>
  <manifest:file-entry manifest:media-type="application/xml" manifest:full-path="Formula-70/content.xml"/>
  <manifest:file-entry manifest:media-type="application/xml" manifest:full-path="Formula-68/settings.xml"/>
  <manifest:file-entry manifest:media-type="application/xml" manifest:full-path="Formula-68/content.xml"/>
  <manifest:file-entry manifest:media-type="application/xml" manifest:full-path="Formula-66/settings.xml"/>
  <manifest:file-entry manifest:media-type="application/xml" manifest:full-path="Formula-66/content.xml"/>
  <manifest:file-entry manifest:media-type="application/xml" manifest:full-path="Formula-64/settings.xml"/>
  <manifest:file-entry manifest:media-type="application/xml" manifest:full-path="Formula-64/content.xml"/>
  <manifest:file-entry manifest:media-type="application/xml" manifest:full-path="Formula-62/settings.xml"/>
  <manifest:file-entry manifest:media-type="application/xml" manifest:full-path="Formula-62/content.xml"/>
  <manifest:file-entry manifest:media-type="application/xml" manifest:full-path="Formula-60/settings.xml"/>
  <manifest:file-entry manifest:media-type="application/xml" manifest:full-path="Formula-60/content.xml"/>
  <manifest:file-entry manifest:media-type="application/xml" manifest:full-path="Formula-58/settings.xml"/>
  <manifest:file-entry manifest:media-type="application/xml" manifest:full-path="Formula-58/content.xml"/>
  <manifest:file-entry manifest:media-type="application/xml" manifest:full-path="Formula-56/settings.xml"/>
  <manifest:file-entry manifest:media-type="application/xml" manifest:full-path="Formula-56/content.xml"/>
  <manifest:file-entry manifest:media-type="application/xml" manifest:full-path="Formula-54/settings.xml"/>
  <manifest:file-entry manifest:media-type="application/xml" manifest:full-path="Formula-54/content.xml"/>
  <manifest:file-entry manifest:media-type="application/xml" manifest:full-path="Formula-52/settings.xml"/>
  <manifest:file-entry manifest:media-type="application/xml" manifest:full-path="Formula-52/content.xml"/>
  <manifest:file-entry manifest:media-type="application/xml" manifest:full-path="Formula-50/settings.xml"/>
  <manifest:file-entry manifest:media-type="application/xml" manifest:full-path="Formula-50/content.xml"/>
  <manifest:file-entry manifest:media-type="application/xml" manifest:full-path="Formula-48/settings.xml"/>
  <manifest:file-entry manifest:media-type="application/xml" manifest:full-path="Formula-48/content.xml"/>
  <manifest:file-entry manifest:media-type="application/xml" manifest:full-path="Formula-46/settings.xml"/>
  <manifest:file-entry manifest:media-type="application/xml" manifest:full-path="Formula-46/content.xml"/>
  <manifest:file-entry manifest:media-type="application/xml" manifest:full-path="Formula-44/settings.xml"/>
  <manifest:file-entry manifest:media-type="application/xml" manifest:full-path="Formula-44/content.xml"/>
  <manifest:file-entry manifest:media-type="application/xml" manifest:full-path="Formula-42/settings.xml"/>
  <manifest:file-entry manifest:media-type="application/xml" manifest:full-path="Formula-42/content.xml"/>
  <manifest:file-entry manifest:media-type="application/xml" manifest:full-path="Formula-40/settings.xml"/>
  <manifest:file-entry manifest:media-type="application/xml" manifest:full-path="Formula-40/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60/"/>
  <manifest:file-entry manifest:media-type="application/vnd.oasis.opendocument.formula" manifest:full-path="Formula-260/"/>
  <manifest:file-entry manifest:media-type="application/vnd.oasis.opendocument.formula" manifest:full-path="Formula-258/"/>
  <manifest:file-entry manifest:media-type="application/vnd.oasis.opendocument.formula" manifest:full-path="Formula-258/"/>
  <manifest:file-entry manifest:media-type="application/vnd.oasis.opendocument.formula" manifest:full-path="Formula-256/"/>
  <manifest:file-entry manifest:media-type="application/vnd.oasis.opendocument.formula" manifest:full-path="Formula-256/"/>
  <manifest:file-entry manifest:media-type="application/vnd.oasis.opendocument.formula" manifest:full-path="Formula-254/"/>
  <manifest:file-entry manifest:media-type="application/vnd.oasis.opendocument.formula" manifest:full-path="Formula-254/"/>
  <manifest:file-entry manifest:media-type="application/vnd.oasis.opendocument.formula" manifest:full-path="Formula-252/"/>
  <manifest:file-entry manifest:media-type="application/vnd.oasis.opendocument.formula" manifest:full-path="Formula-252/"/>
  <manifest:file-entry manifest:media-type="application/vnd.oasis.opendocument.formula" manifest:full-path="Formula-250/"/>
  <manifest:file-entry manifest:media-type="application/vnd.oasis.opendocument.formula" manifest:full-path="Formula-250/"/>
  <manifest:file-entry manifest:media-type="application/vnd.oasis.opendocument.formula" manifest:full-path="Formula-248/"/>
  <manifest:file-entry manifest:media-type="application/vnd.oasis.opendocument.formula" manifest:full-path="Formula-248/"/>
  <manifest:file-entry manifest:media-type="application/vnd.oasis.opendocument.formula" manifest:full-path="Formula-246/"/>
  <manifest:file-entry manifest:media-type="application/vnd.oasis.opendocument.formula" manifest:full-path="Formula-246/"/>
  <manifest:file-entry manifest:media-type="application/vnd.oasis.opendocument.formula" manifest:full-path="Formula-244/"/>
  <manifest:file-entry manifest:media-type="application/vnd.oasis.opendocument.formula" manifest:full-path="Formula-244/"/>
  <manifest:file-entry manifest:media-type="application/vnd.oasis.opendocument.formula" manifest:full-path="Formula-242/"/>
  <manifest:file-entry manifest:media-type="application/vnd.oasis.opendocument.formula" manifest:full-path="Formula-242/"/>
  <manifest:file-entry manifest:media-type="application/vnd.oasis.opendocument.formula" manifest:full-path="Formula-240/"/>
  <manifest:file-entry manifest:media-type="application/vnd.oasis.opendocument.formula" manifest:full-path="Formula-240/"/>
  <manifest:file-entry manifest:media-type="application/vnd.oasis.opendocument.formula" manifest:full-path="Formula-238/"/>
  <manifest:file-entry manifest:media-type="application/vnd.oasis.opendocument.formula" manifest:full-path="Formula-238/"/>
  <manifest:file-entry manifest:media-type="application/vnd.oasis.opendocument.formula" manifest:full-path="Formula-236/"/>
  <manifest:file-entry manifest:media-type="application/vnd.oasis.opendocument.formula" manifest:full-path="Formula-236/"/>
  <manifest:file-entry manifest:media-type="application/vnd.oasis.opendocument.formula" manifest:full-path="Formula-234/"/>
  <manifest:file-entry manifest:media-type="application/vnd.oasis.opendocument.formula" manifest:full-path="Formula-234/"/>
  <manifest:file-entry manifest:media-type="application/vnd.oasis.opendocument.formula" manifest:full-path="Formula-232/"/>
  <manifest:file-entry manifest:media-type="application/vnd.oasis.opendocument.formula" manifest:full-path="Formula-232/"/>
  <manifest:file-entry manifest:media-type="application/vnd.oasis.opendocument.formula" manifest:full-path="Formula-230/"/>
  <manifest:file-entry manifest:media-type="application/vnd.oasis.opendocument.formula" manifest:full-path="Formula-230/"/>
  <manifest:file-entry manifest:media-type="application/vnd.oasis.opendocument.formula" manifest:full-path="Formula-228/"/>
  <manifest:file-entry manifest:media-type="application/vnd.oasis.opendocument.formula" manifest:full-path="Formula-228/"/>
  <manifest:file-entry manifest:media-type="application/vnd.oasis.opendocument.formula" manifest:full-path="Formula-226/"/>
  <manifest:file-entry manifest:media-type="application/vnd.oasis.opendocument.formula" manifest:full-path="Formula-226/"/>
  <manifest:file-entry manifest:media-type="application/vnd.oasis.opendocument.formula" manifest:full-path="Formula-224/"/>
  <manifest:file-entry manifest:media-type="application/vnd.oasis.opendocument.formula" manifest:full-path="Formula-224/"/>
  <manifest:file-entry manifest:media-type="application/vnd.oasis.opendocument.formula" manifest:full-path="Formula-222/"/>
  <manifest:file-entry manifest:media-type="application/vnd.oasis.opendocument.formula" manifest:full-path="Formula-222/"/>
  <manifest:file-entry manifest:media-type="application/vnd.oasis.opendocument.formula" manifest:full-path="Formula-220/"/>
  <manifest:file-entry manifest:media-type="application/vnd.oasis.opendocument.formula" manifest:full-path="Formula-220/"/>
  <manifest:file-entry manifest:media-type="application/vnd.oasis.opendocument.formula" manifest:full-path="Formula-218/"/>
  <manifest:file-entry manifest:media-type="application/vnd.oasis.opendocument.formula" manifest:full-path="Formula-218/"/>
  <manifest:file-entry manifest:media-type="application/vnd.oasis.opendocument.formula" manifest:full-path="Formula-216/"/>
  <manifest:file-entry manifest:media-type="application/vnd.oasis.opendocument.formula" manifest:full-path="Formula-216/"/>
  <manifest:file-entry manifest:media-type="application/vnd.oasis.opendocument.formula" manifest:full-path="Formula-214/"/>
  <manifest:file-entry manifest:media-type="application/vnd.oasis.opendocument.formula" manifest:full-path="Formula-214/"/>
  <manifest:file-entry manifest:media-type="application/vnd.oasis.opendocument.formula" manifest:full-path="Formula-212/"/>
  <manifest:file-entry manifest:media-type="application/vnd.oasis.opendocument.formula" manifest:full-path="Formula-212/"/>
  <manifest:file-entry manifest:media-type="application/vnd.oasis.opendocument.formula" manifest:full-path="Formula-210/"/>
  <manifest:file-entry manifest:media-type="application/vnd.oasis.opendocument.formula" manifest:full-path="Formula-210/"/>
  <manifest:file-entry manifest:media-type="application/vnd.oasis.opendocument.formula" manifest:full-path="Formula-208/"/>
  <manifest:file-entry manifest:media-type="application/vnd.oasis.opendocument.formula" manifest:full-path="Formula-208/"/>
  <manifest:file-entry manifest:media-type="application/vnd.oasis.opendocument.formula" manifest:full-path="Formula-206/"/>
  <manifest:file-entry manifest:media-type="application/vnd.oasis.opendocument.formula" manifest:full-path="Formula-206/"/>
  <manifest:file-entry manifest:media-type="application/vnd.oasis.opendocument.formula" manifest:full-path="Formula-204/"/>
  <manifest:file-entry manifest:media-type="application/vnd.oasis.opendocument.formula" manifest:full-path="Formula-204/"/>
  <manifest:file-entry manifest:media-type="application/vnd.oasis.opendocument.formula" manifest:full-path="Formula-202/"/>
  <manifest:file-entry manifest:media-type="application/vnd.oasis.opendocument.formula" manifest:full-path="Formula-202/"/>
  <manifest:file-entry manifest:media-type="application/vnd.oasis.opendocument.formula" manifest:full-path="Formula-200/"/>
  <manifest:file-entry manifest:media-type="application/vnd.oasis.opendocument.formula" manifest:full-path="Formula-200/"/>
  <manifest:file-entry manifest:media-type="application/vnd.oasis.opendocument.formula" manifest:full-path="Formula-198/"/>
  <manifest:file-entry manifest:media-type="application/vnd.oasis.opendocument.formula" manifest:full-path="Formula-198/"/>
  <manifest:file-entry manifest:media-type="application/vnd.oasis.opendocument.formula" manifest:full-path="Formula-196/"/>
  <manifest:file-entry manifest:media-type="application/vnd.oasis.opendocument.formula" manifest:full-path="Formula-196/"/>
  <manifest:file-entry manifest:media-type="application/vnd.oasis.opendocument.formula" manifest:full-path="Formula-194/"/>
  <manifest:file-entry manifest:media-type="application/vnd.oasis.opendocument.formula" manifest:full-path="Formula-194/"/>
  <manifest:file-entry manifest:media-type="application/vnd.oasis.opendocument.formula" manifest:full-path="Formula-192/"/>
  <manifest:file-entry manifest:media-type="application/vnd.oasis.opendocument.formula" manifest:full-path="Formula-192/"/>
  <manifest:file-entry manifest:media-type="application/vnd.oasis.opendocument.formula" manifest:full-path="Formula-190/"/>
  <manifest:file-entry manifest:media-type="application/vnd.oasis.opendocument.formula" manifest:full-path="Formula-190/"/>
  <manifest:file-entry manifest:media-type="application/vnd.oasis.opendocument.formula" manifest:full-path="Formula-188/"/>
  <manifest:file-entry manifest:media-type="application/vnd.oasis.opendocument.formula" manifest:full-path="Formula-188/"/>
  <manifest:file-entry manifest:media-type="application/vnd.oasis.opendocument.formula" manifest:full-path="Formula-186/"/>
  <manifest:file-entry manifest:media-type="application/vnd.oasis.opendocument.formula" manifest:full-path="Formula-186/"/>
  <manifest:file-entry manifest:media-type="application/vnd.oasis.opendocument.formula" manifest:full-path="Formula-184/"/>
  <manifest:file-entry manifest:media-type="application/vnd.oasis.opendocument.formula" manifest:full-path="Formula-184/"/>
  <manifest:file-entry manifest:media-type="application/vnd.oasis.opendocument.formula" manifest:full-path="Formula-182/"/>
  <manifest:file-entry manifest:media-type="application/vnd.oasis.opendocument.formula" manifest:full-path="Formula-182/"/>
  <manifest:file-entry manifest:media-type="application/vnd.oasis.opendocument.formula" manifest:full-path="Formula-180/"/>
  <manifest:file-entry manifest:media-type="application/vnd.oasis.opendocument.formula" manifest:full-path="Formula-180/"/>
  <manifest:file-entry manifest:media-type="application/vnd.oasis.opendocument.formula" manifest:full-path="Formula-178/"/>
  <manifest:file-entry manifest:media-type="application/vnd.oasis.opendocument.formula" manifest:full-path="Formula-178/"/>
  <manifest:file-entry manifest:media-type="application/vnd.oasis.opendocument.formula" manifest:full-path="Formula-176/"/>
  <manifest:file-entry manifest:media-type="application/vnd.oasis.opendocument.formula" manifest:full-path="Formula-176/"/>
  <manifest:file-entry manifest:media-type="application/vnd.oasis.opendocument.formula" manifest:full-path="Formula-174/"/>
  <manifest:file-entry manifest:media-type="application/vnd.oasis.opendocument.formula" manifest:full-path="Formula-174/"/>
  <manifest:file-entry manifest:media-type="application/vnd.oasis.opendocument.formula" manifest:full-path="Formula-172/"/>
  <manifest:file-entry manifest:media-type="application/vnd.oasis.opendocument.formula" manifest:full-path="Formula-172/"/>
  <manifest:file-entry manifest:media-type="application/vnd.oasis.opendocument.formula" manifest:full-path="Formula-170/"/>
  <manifest:file-entry manifest:media-type="application/vnd.oasis.opendocument.formula" manifest:full-path="Formula-170/"/>
  <manifest:file-entry manifest:media-type="application/vnd.oasis.opendocument.formula" manifest:full-path="Formula-168/"/>
  <manifest:file-entry manifest:media-type="application/vnd.oasis.opendocument.formula" manifest:full-path="Formula-168/"/>
  <manifest:file-entry manifest:media-type="application/vnd.oasis.opendocument.formula" manifest:full-path="Formula-166/"/>
  <manifest:file-entry manifest:media-type="application/vnd.oasis.opendocument.formula" manifest:full-path="Formula-166/"/>
  <manifest:file-entry manifest:media-type="application/vnd.oasis.opendocument.formula" manifest:full-path="Formula-164/"/>
  <manifest:file-entry manifest:media-type="application/vnd.oasis.opendocument.formula" manifest:full-path="Formula-164/"/>
  <manifest:file-entry manifest:media-type="application/vnd.oasis.opendocument.formula" manifest:full-path="Formula-162/"/>
  <manifest:file-entry manifest:media-type="application/vnd.oasis.opendocument.formula" manifest:full-path="Formula-162/"/>
  <manifest:file-entry manifest:media-type="application/vnd.oasis.opendocument.formula" manifest:full-path="Formula-160/"/>
  <manifest:file-entry manifest:media-type="application/vnd.oasis.opendocument.formula" manifest:full-path="Formula-160/"/>
  <manifest:file-entry manifest:media-type="application/vnd.oasis.opendocument.formula" manifest:full-path="Formula-158/"/>
  <manifest:file-entry manifest:media-type="application/vnd.oasis.opendocument.formula" manifest:full-path="Formula-158/"/>
  <manifest:file-entry manifest:media-type="application/vnd.oasis.opendocument.formula" manifest:full-path="Formula-156/"/>
  <manifest:file-entry manifest:media-type="application/vnd.oasis.opendocument.formula" manifest:full-path="Formula-156/"/>
  <manifest:file-entry manifest:media-type="application/vnd.oasis.opendocument.formula" manifest:full-path="Formula-154/"/>
  <manifest:file-entry manifest:media-type="application/vnd.oasis.opendocument.formula" manifest:full-path="Formula-154/"/>
  <manifest:file-entry manifest:media-type="application/vnd.oasis.opendocument.formula" manifest:full-path="Formula-152/"/>
  <manifest:file-entry manifest:media-type="application/vnd.oasis.opendocument.formula" manifest:full-path="Formula-152/"/>
  <manifest:file-entry manifest:media-type="application/vnd.oasis.opendocument.formula" manifest:full-path="Formula-150/"/>
  <manifest:file-entry manifest:media-type="application/vnd.oasis.opendocument.formula" manifest:full-path="Formula-150/"/>
  <manifest:file-entry manifest:media-type="application/vnd.oasis.opendocument.formula" manifest:full-path="Formula-148/"/>
  <manifest:file-entry manifest:media-type="application/vnd.oasis.opendocument.formula" manifest:full-path="Formula-148/"/>
  <manifest:file-entry manifest:media-type="application/vnd.oasis.opendocument.formula" manifest:full-path="Formula-146/"/>
  <manifest:file-entry manifest:media-type="application/vnd.oasis.opendocument.formula" manifest:full-path="Formula-146/"/>
  <manifest:file-entry manifest:media-type="application/vnd.oasis.opendocument.formula" manifest:full-path="Formula-144/"/>
  <manifest:file-entry manifest:media-type="application/vnd.oasis.opendocument.formula" manifest:full-path="Formula-144/"/>
  <manifest:file-entry manifest:media-type="application/vnd.oasis.opendocument.formula" manifest:full-path="Formula-142/"/>
  <manifest:file-entry manifest:media-type="application/vnd.oasis.opendocument.formula" manifest:full-path="Formula-142/"/>
  <manifest:file-entry manifest:media-type="application/vnd.oasis.opendocument.formula" manifest:full-path="Formula-140/"/>
  <manifest:file-entry manifest:media-type="application/vnd.oasis.opendocument.formula" manifest:full-path="Formula-140/"/>
  <manifest:file-entry manifest:media-type="application/vnd.oasis.opendocument.formula" manifest:full-path="Formula-138/"/>
  <manifest:file-entry manifest:media-type="application/vnd.oasis.opendocument.formula" manifest:full-path="Formula-138/"/>
  <manifest:file-entry manifest:media-type="application/vnd.oasis.opendocument.formula" manifest:full-path="Formula-136/"/>
  <manifest:file-entry manifest:media-type="application/vnd.oasis.opendocument.formula" manifest:full-path="Formula-136/"/>
  <manifest:file-entry manifest:media-type="application/vnd.oasis.opendocument.formula" manifest:full-path="Formula-134/"/>
  <manifest:file-entry manifest:media-type="application/vnd.oasis.opendocument.formula" manifest:full-path="Formula-134/"/>
  <manifest:file-entry manifest:media-type="application/vnd.oasis.opendocument.formula" manifest:full-path="Formula-132/"/>
  <manifest:file-entry manifest:media-type="application/vnd.oasis.opendocument.formula" manifest:full-path="Formula-132/"/>
  <manifest:file-entry manifest:media-type="application/vnd.oasis.opendocument.formula" manifest:full-path="Formula-130/"/>
  <manifest:file-entry manifest:media-type="application/vnd.oasis.opendocument.formula" manifest:full-path="Formula-130/"/>
  <manifest:file-entry manifest:media-type="application/vnd.oasis.opendocument.formula" manifest:full-path="Formula-128/"/>
  <manifest:file-entry manifest:media-type="application/vnd.oasis.opendocument.formula" manifest:full-path="Formula-128/"/>
  <manifest:file-entry manifest:media-type="application/vnd.oasis.opendocument.formula" manifest:full-path="Formula-126/"/>
  <manifest:file-entry manifest:media-type="application/vnd.oasis.opendocument.formula" manifest:full-path="Formula-126/"/>
  <manifest:file-entry manifest:media-type="application/vnd.oasis.opendocument.formula" manifest:full-path="Formula-124/"/>
  <manifest:file-entry manifest:media-type="application/vnd.oasis.opendocument.formula" manifest:full-path="Formula-124/"/>
  <manifest:file-entry manifest:media-type="application/vnd.oasis.opendocument.formula" manifest:full-path="Formula-122/"/>
  <manifest:file-entry manifest:media-type="application/vnd.oasis.opendocument.formula" manifest:full-path="Formula-122/"/>
  <manifest:file-entry manifest:media-type="application/vnd.oasis.opendocument.formula" manifest:full-path="Formula-120/"/>
  <manifest:file-entry manifest:media-type="application/vnd.oasis.opendocument.formula" manifest:full-path="Formula-120/"/>
  <manifest:file-entry manifest:media-type="application/vnd.oasis.opendocument.formula" manifest:full-path="Formula-118/"/>
  <manifest:file-entry manifest:media-type="application/vnd.oasis.opendocument.formula" manifest:full-path="Formula-118/"/>
  <manifest:file-entry manifest:media-type="application/vnd.oasis.opendocument.formula" manifest:full-path="Formula-116/"/>
  <manifest:file-entry manifest:media-type="application/vnd.oasis.opendocument.formula" manifest:full-path="Formula-116/"/>
  <manifest:file-entry manifest:media-type="application/vnd.oasis.opendocument.formula" manifest:full-path="Formula-114/"/>
  <manifest:file-entry manifest:media-type="application/vnd.oasis.opendocument.formula" manifest:full-path="Formula-114/"/>
  <manifest:file-entry manifest:media-type="application/vnd.oasis.opendocument.formula" manifest:full-path="Formula-112/"/>
  <manifest:file-entry manifest:media-type="application/vnd.oasis.opendocument.formula" manifest:full-path="Formula-112/"/>
  <manifest:file-entry manifest:media-type="application/vnd.oasis.opendocument.formula" manifest:full-path="Formula-110/"/>
  <manifest:file-entry manifest:media-type="application/vnd.oasis.opendocument.formula" manifest:full-path="Formula-110/"/>
  <manifest:file-entry manifest:media-type="application/vnd.oasis.opendocument.formula" manifest:full-path="Formula-108/"/>
  <manifest:file-entry manifest:media-type="application/vnd.oasis.opendocument.formula" manifest:full-path="Formula-108/"/>
  <manifest:file-entry manifest:media-type="application/vnd.oasis.opendocument.formula" manifest:full-path="Formula-106/"/>
  <manifest:file-entry manifest:media-type="application/vnd.oasis.opendocument.formula" manifest:full-path="Formula-106/"/>
  <manifest:file-entry manifest:media-type="application/vnd.oasis.opendocument.formula" manifest:full-path="Formula-104/"/>
  <manifest:file-entry manifest:media-type="application/vnd.oasis.opendocument.formula" manifest:full-path="Formula-104/"/>
  <manifest:file-entry manifest:media-type="application/vnd.oasis.opendocument.formula" manifest:full-path="Formula-102/"/>
  <manifest:file-entry manifest:media-type="application/vnd.oasis.opendocument.formula" manifest:full-path="Formula-102/"/>
  <manifest:file-entry manifest:media-type="application/vnd.oasis.opendocument.formula" manifest:full-path="Formula-100/"/>
  <manifest:file-entry manifest:media-type="application/vnd.oasis.opendocument.formula" manifest:full-path="Formula-100/"/>
  <manifest:file-entry manifest:media-type="application/vnd.oasis.opendocument.formula" manifest:full-path="Formula-98/"/>
  <manifest:file-entry manifest:media-type="application/vnd.oasis.opendocument.formula" manifest:full-path="Formula-98/"/>
  <manifest:file-entry manifest:media-type="application/vnd.oasis.opendocument.formula" manifest:full-path="Formula-96/"/>
  <manifest:file-entry manifest:media-type="application/vnd.oasis.opendocument.formula" manifest:full-path="Formula-96/"/>
  <manifest:file-entry manifest:media-type="application/vnd.oasis.opendocument.formula" manifest:full-path="Formula-94/"/>
  <manifest:file-entry manifest:media-type="application/vnd.oasis.opendocument.formula" manifest:full-path="Formula-94/"/>
  <manifest:file-entry manifest:media-type="application/vnd.oasis.opendocument.formula" manifest:full-path="Formula-92/"/>
  <manifest:file-entry manifest:media-type="application/vnd.oasis.opendocument.formula" manifest:full-path="Formula-92/"/>
  <manifest:file-entry manifest:media-type="application/vnd.oasis.opendocument.formula" manifest:full-path="Formula-90/"/>
  <manifest:file-entry manifest:media-type="application/vnd.oasis.opendocument.formula" manifest:full-path="Formula-90/"/>
  <manifest:file-entry manifest:media-type="application/vnd.oasis.opendocument.formula" manifest:full-path="Formula-88/"/>
  <manifest:file-entry manifest:media-type="application/vnd.oasis.opendocument.formula" manifest:full-path="Formula-88/"/>
  <manifest:file-entry manifest:media-type="application/vnd.oasis.opendocument.formula" manifest:full-path="Formula-86/"/>
  <manifest:file-entry manifest:media-type="application/vnd.oasis.opendocument.formula" manifest:full-path="Formula-86/"/>
  <manifest:file-entry manifest:media-type="application/vnd.oasis.opendocument.formula" manifest:full-path="Formula-84/"/>
  <manifest:file-entry manifest:media-type="application/vnd.oasis.opendocument.formula" manifest:full-path="Formula-84/"/>
  <manifest:file-entry manifest:media-type="application/vnd.oasis.opendocument.formula" manifest:full-path="Formula-82/"/>
  <manifest:file-entry manifest:media-type="application/vnd.oasis.opendocument.formula" manifest:full-path="Formula-82/"/>
  <manifest:file-entry manifest:media-type="application/vnd.oasis.opendocument.formula" manifest:full-path="Formula-80/"/>
  <manifest:file-entry manifest:media-type="application/vnd.oasis.opendocument.formula" manifest:full-path="Formula-80/"/>
  <manifest:file-entry manifest:media-type="application/vnd.oasis.opendocument.formula" manifest:full-path="Formula-78/"/>
  <manifest:file-entry manifest:media-type="application/vnd.oasis.opendocument.formula" manifest:full-path="Formula-78/"/>
  <manifest:file-entry manifest:media-type="application/vnd.oasis.opendocument.formula" manifest:full-path="Formula-76/"/>
  <manifest:file-entry manifest:media-type="application/vnd.oasis.opendocument.formula" manifest:full-path="Formula-76/"/>
  <manifest:file-entry manifest:media-type="application/vnd.oasis.opendocument.formula" manifest:full-path="Formula-74/"/>
  <manifest:file-entry manifest:media-type="application/vnd.oasis.opendocument.formula" manifest:full-path="Formula-74/"/>
  <manifest:file-entry manifest:media-type="application/vnd.oasis.opendocument.formula" manifest:full-path="Formula-72/"/>
  <manifest:file-entry manifest:media-type="application/vnd.oasis.opendocument.formula" manifest:full-path="Formula-72/"/>
  <manifest:file-entry manifest:media-type="application/vnd.oasis.opendocument.formula" manifest:full-path="Formula-70/"/>
  <manifest:file-entry manifest:media-type="application/vnd.oasis.opendocument.formula" manifest:full-path="Formula-70/"/>
  <manifest:file-entry manifest:media-type="application/vnd.oasis.opendocument.formula" manifest:full-path="Formula-68/"/>
  <manifest:file-entry manifest:media-type="application/vnd.oasis.opendocument.formula" manifest:full-path="Formula-68/"/>
  <manifest:file-entry manifest:media-type="application/vnd.oasis.opendocument.formula" manifest:full-path="Formula-66/"/>
  <manifest:file-entry manifest:media-type="application/vnd.oasis.opendocument.formula" manifest:full-path="Formula-66/"/>
  <manifest:file-entry manifest:media-type="application/vnd.oasis.opendocument.formula" manifest:full-path="Formula-64/"/>
  <manifest:file-entry manifest:media-type="application/vnd.oasis.opendocument.formula" manifest:full-path="Formula-64/"/>
  <manifest:file-entry manifest:media-type="application/vnd.oasis.opendocument.formula" manifest:full-path="Formula-62/"/>
  <manifest:file-entry manifest:media-type="application/vnd.oasis.opendocument.formula" manifest:full-path="Formula-62/"/>
  <manifest:file-entry manifest:media-type="application/vnd.oasis.opendocument.formula" manifest:full-path="Formula-60/"/>
  <manifest:file-entry manifest:media-type="application/vnd.oasis.opendocument.formula" manifest:full-path="Formula-60/"/>
  <manifest:file-entry manifest:media-type="application/vnd.oasis.opendocument.formula" manifest:full-path="Formula-58/"/>
  <manifest:file-entry manifest:media-type="application/vnd.oasis.opendocument.formula" manifest:full-path="Formula-58/"/>
  <manifest:file-entry manifest:media-type="application/vnd.oasis.opendocument.formula" manifest:full-path="Formula-56/"/>
  <manifest:file-entry manifest:media-type="application/vnd.oasis.opendocument.formula" manifest:full-path="Formula-56/"/>
  <manifest:file-entry manifest:media-type="application/vnd.oasis.opendocument.formula" manifest:full-path="Formula-54/"/>
  <manifest:file-entry manifest:media-type="application/vnd.oasis.opendocument.formula" manifest:full-path="Formula-54/"/>
  <manifest:file-entry manifest:media-type="application/vnd.oasis.opendocument.formula" manifest:full-path="Formula-52/"/>
  <manifest:file-entry manifest:media-type="application/vnd.oasis.opendocument.formula" manifest:full-path="Formula-52/"/>
  <manifest:file-entry manifest:media-type="application/vnd.oasis.opendocument.formula" manifest:full-path="Formula-50/"/>
  <manifest:file-entry manifest:media-type="application/vnd.oasis.opendocument.formula" manifest:full-path="Formula-50/"/>
  <manifest:file-entry manifest:media-type="application/vnd.oasis.opendocument.formula" manifest:full-path="Formula-48/"/>
  <manifest:file-entry manifest:media-type="application/vnd.oasis.opendocument.formula" manifest:full-path="Formula-48/"/>
  <manifest:file-entry manifest:media-type="application/vnd.oasis.opendocument.formula" manifest:full-path="Formula-46/"/>
  <manifest:file-entry manifest:media-type="application/vnd.oasis.opendocument.formula" manifest:full-path="Formula-46/"/>
  <manifest:file-entry manifest:media-type="application/vnd.oasis.opendocument.formula" manifest:full-path="Formula-44/"/>
  <manifest:file-entry manifest:media-type="application/vnd.oasis.opendocument.formula" manifest:full-path="Formula-44/"/>
  <manifest:file-entry manifest:media-type="application/vnd.oasis.opendocument.formula" manifest:full-path="Formula-42/"/>
  <manifest:file-entry manifest:media-type="application/vnd.oasis.opendocument.formula" manifest:full-path="Formula-42/"/>
  <manifest:file-entry manifest:media-type="application/vnd.oasis.opendocument.formula" manifest:full-path="Formula-40/"/>
  <manifest:file-entry manifest:media-type="application/vnd.oasis.opendocument.formula" manifest:full-path="Formula-40/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<text:span text:style-name="T1">Задача 1. Електростатика</text:span></text:p>
      <text:p text:style-name="Text_20_body">Част 1: Равновесие в статични полета [4,9 т.]</text:p>
      <text:p text:style-name="Text_20_body">Естествен въпрос е дали може да се постави заряд в устойчиво равновесие в някакво електростатично поле. Отговорът е добре известен - теоремата на Ирншоу.</text:p>
      <text:p text:style-name="Text_20_body">а) Докажете теоремата, която гласи, че не съществуват положения на устойчиво равновесие за даден произволен заряд в електростатично поле. [1,3 т.] Оказва се, че теоремата на Ирншоу е приложима и за дипол с фиксирано направление (например винаги насочен по оста x), поставен във външно електростатично поле.</text:p>
      <text:p text:style-name="Text_20_body">б) Като използвате резултата от предната подточка, докажете теоремата на Ирншоу и за дипол с фиксирана ориентация. [1,6 т.] Когато малко тяло, съставено от диелектричен материал, се постави във външно електростатично поле <draw:frame draw:style-name="fr1" text:anchor-type="as-char"><draw:object xlink:href="Formula-0/" xlink:type="simple" xlink:show="embed" xlink:actuate="onLoad"/></draw:frame>, то се поляризира и може да се моделира като точков дипол с диполен момент <draw:frame draw:style-name="fr1" text:anchor-type="as-char"><draw:object xlink:href="Formula-2/" xlink:type="simple" xlink:show="embed" xlink:actuate="onLoad"/></draw:frame> за <draw:frame draw:style-name="fr1" text:anchor-type="as-char"><draw:object xlink:href="Formula-4/" xlink:type="simple" xlink:show="embed" xlink:actuate="onLoad"/></draw:frame>, където <draw:frame draw:style-name="fr1" text:anchor-type="as-char"><draw:object xlink:href="Formula-6/" xlink:type="simple" xlink:show="embed" xlink:actuate="onLoad"/></draw:frame> е поляризуемостта на тялото, <draw:frame draw:style-name="fr1" text:anchor-type="as-char"><draw:object xlink:href="Formula-8/" xlink:type="simple" xlink:show="embed" xlink:actuate="onLoad"/></draw:frame> = <draw:frame draw:style-name="fr1" text:anchor-type="as-char"><draw:object xlink:href="Formula-10/" xlink:type="simple" xlink:show="embed" xlink:actuate="onLoad"/></draw:frame> е диелектричната възприемчивост, а <draw:frame draw:style-name="fr1" text:anchor-type="as-char"><draw:object xlink:href="Formula-12/" xlink:type="simple" xlink:show="embed" xlink:actuate="onLoad"/></draw:frame> е величина зависеща от формата и размерите на тялото.</text:p>
      <text:p text:style-name="Text_20_body">в) Определете потенциалната енергия W на такова тяло, изразена чрез външното поле <draw:frame draw:style-name="fr1" text:anchor-type="as-char"><draw:object xlink:href="Formula-14/" xlink:type="simple" xlink:show="embed" xlink:actuate="onLoad"/></draw:frame> и поляризуемостта му <draw:frame draw:style-name="fr1" text:anchor-type="as-char"><draw:object xlink:href="Formula-16/" xlink:type="simple" xlink:show="embed" xlink:actuate="onLoad"/></draw:frame>. [0,7 т.] Оказва се, че теоремата на Ирншоу е приложима и за малки тела, съставени от диелектричен материал - такива тела се намират в неустойчиво равновесие, независимо от направлението на отместване от равновесие.</text:p>
      <text:p text:style-name="Text_20_body">г) Важи ли теоремата на Ирншоу за малки тела, съставени от магнитни материали? Възможна ли е магнитна левитация? [1,3 т.]</text:p>
      <text:p text:style-name="Text_20_body">Част 2: Трептения [5,1 т.]</text:p>
      <text:p text:style-name="Text_20_body">Тънък неподвижен непроводящ пръстен с радиус R е зареден равномерно със заряд q. Точков заряд q с маса m е поставен в центъра на пръстена. Системата се намира във вакуум, далеч от други тела. Оста на пръстена съвпада с оста z, като z = 0 съвпада с равнината на пръстена, r е разстоянието до оста, а <draw:frame draw:style-name="fr1" text:anchor-type="as-char"><draw:object xlink:href="Formula-18/" xlink:type="simple" xlink:show="embed" xlink:actuate="onLoad"/></draw:frame> е азимуталният ъгъл, т.е. изпозвани са цилиндрични координати.</text:p>
      <text:p text:style-name="Text_20_body">д) Намерете електричното поле <draw:frame draw:style-name="fr1" text:anchor-type="as-char"><draw:object xlink:href="Formula-20/" xlink:type="simple" xlink:show="embed" xlink:actuate="onLoad"/></draw:frame>, създадено от пръстена, в близост до центъра. Отговора дайте във вида <draw:frame draw:style-name="fr1" text:anchor-type="as-char"><draw:object xlink:href="Formula-22/" xlink:type="simple" xlink:show="embed" xlink:actuate="onLoad"/></draw:frame>, изразени чрез r, z, <draw:frame draw:style-name="fr1" text:anchor-type="as-char"><draw:object xlink:href="Formula-24/" xlink:type="simple" xlink:show="embed" xlink:actuate="onLoad"/></draw:frame> и други известни константи от условието, като <draw:frame draw:style-name="fr1" text:anchor-type="as-char"><draw:object xlink:href="Formula-26/" xlink:type="simple" xlink:show="embed" xlink:actuate="onLoad"/></draw:frame>. [1 т.]</text:p>
      <text:p text:style-name="Text_20_body">е) Малко отклонение в кое направление (радиално по r или вертикално по z) води до хармонично трептене? Намерете периода T на тези трептения. Покажете, че равновесието в центъра е неустойчиво. [0,5 т.]</text:p>
      <text:p text:style-name="Text_20_body">В центъра на полубезкраен плосък “кондензатор” с ширина l и разстояние между плочите d е поставена малко тяло, съставено от диелектричен материал, с поляризуемост <draw:frame draw:style-name="fr1" text:anchor-type="as-char"><draw:object xlink:href="Formula-28/" xlink:type="simple" xlink:show="embed" xlink:actuate="onLoad"/></draw:frame> и маса m (положение 1 на фиг.1). Плочите на кондензатора приемете за непроводящи и равномерно заредени с повърхнинна плътност на заряда съответно +<draw:frame draw:style-name="fr1" text:anchor-type="as-char"><draw:object xlink:href="Formula-30/" xlink:type="simple" xlink:show="embed" xlink:actuate="onLoad"/></draw:frame> и *<draw:frame draw:style-name="fr1" text:anchor-type="as-char"><draw:object xlink:href="Formula-32/" xlink:type="simple" xlink:show="embed" xlink:actuate="onLoad"/></draw:frame>.</text:p>
      <text:p text:style-name="Text_20_body">![[2025_1.png]]</text:p>
      <text:p text:style-name="Text_20_body">ж) Определете периода на малки трептения на частицата в хоризонтално направление. Отговора изразете чрез <draw:frame draw:style-name="fr1" text:anchor-type="as-char"><draw:object xlink:href="Formula-34/" xlink:type="simple" xlink:show="embed" xlink:actuate="onLoad"/></draw:frame> , <draw:frame draw:style-name="fr1" text:anchor-type="as-char"><draw:object xlink:href="Formula-36/" xlink:type="simple" xlink:show="embed" xlink:actuate="onLoad"/></draw:frame>, <draw:frame draw:style-name="fr1" text:anchor-type="as-char"><draw:object xlink:href="Formula-38/" xlink:type="simple" xlink:show="embed" xlink:actuate="onLoad"/></draw:frame>, m, l, d. Приемете, че <draw:frame draw:style-name="fr1" text:anchor-type="as-char"><draw:object xlink:href="Formula-40/" xlink:type="simple" xlink:show="embed" xlink:actuate="onLoad"/></draw:frame>. [1,6 т.] Тялото е поставено на единия край на кондензатора, равноотдалечено от двете плочи (положение 2 на фиг. 1).</text:p>
      <text:p text:style-name="Text_20_body">з) Определете големината и посоката на силата <draw:frame draw:style-name="fr1" text:anchor-type="as-char"><draw:object xlink:href="Formula-42/" xlink:type="simple" xlink:show="embed" xlink:actuate="onLoad"/></draw:frame>, действаща на тялото. Отговора изразете чрез <draw:frame draw:style-name="fr1" text:anchor-type="as-char"><draw:object xlink:href="Formula-44/" xlink:type="simple" xlink:show="embed" xlink:actuate="onLoad"/></draw:frame> , <draw:frame draw:style-name="fr1" text:anchor-type="as-char"><draw:object xlink:href="Formula-46/" xlink:type="simple" xlink:show="embed" xlink:actuate="onLoad"/></draw:frame>, <draw:frame draw:style-name="fr1" text:anchor-type="as-char"><draw:object xlink:href="Formula-48/" xlink:type="simple" xlink:show="embed" xlink:actuate="onLoad"/></draw:frame>, l, d. [0,5 т.]</text:p>
      <text:p text:style-name="Text_20_body">В началния момент тялото е в покой на единия край на кондензатора (положение 2 на фиг. 1).</text:p>
      <text:p text:style-name="Text_20_body">и) Ако <draw:frame draw:style-name="fr1" text:anchor-type="as-char"><draw:object xlink:href="Formula-50/" xlink:type="simple" xlink:show="embed" xlink:actuate="onLoad"/></draw:frame>, определете периода на възникналите трептения. Отговора изразете чрез <draw:frame draw:style-name="fr1" text:anchor-type="as-char"><draw:object xlink:href="Formula-52/" xlink:type="simple" xlink:show="embed" xlink:actuate="onLoad"/></draw:frame> , <draw:frame draw:style-name="fr1" text:anchor-type="as-char"><draw:object xlink:href="Formula-54/" xlink:type="simple" xlink:show="embed" xlink:actuate="onLoad"/></draw:frame>, <draw:frame draw:style-name="fr1" text:anchor-type="as-char"><draw:object xlink:href="Formula-56/" xlink:type="simple" xlink:show="embed" xlink:actuate="onLoad"/></draw:frame>, m, l, d. [1,5 т.] Полезна математика:</text:p>
      <text:p text:style-name="Text_20_body">Разложение по ред на Маклорен: <draw:frame draw:style-name="fr1" text:anchor-type="as-char"><draw:object xlink:href="Formula-58/" xlink:type="simple" xlink:show="embed" xlink:actuate="onLoad"/></draw:frame> <draw:frame draw:style-name="fr1" text:anchor-type="as-char"><draw:object xlink:href="Formula-60/" xlink:type="simple" xlink:show="embed" xlink:actuate="onLoad"/></draw:frame></text:p>
      <text:p text:style-name="Text_20_body"><text:span text:style-name="T1">Задача 2. Рентгенови лъчи</text:span></text:p>
      <text:p text:style-name="Text_20_body">![[2025_2.jpeg]]</text:p>
      <text:p text:style-name="Text_20_body">На 8. ноември 1895 г. Вилхелм Рьонтген наблюдавал за пръв път наречените на негово име рентгенови лъчи. По-късно той прави и първата рентгенова снимка на ръката на жена си, която заявява, че е видяла смъртта, когато я вижда за пръв път. Рентгеновите лъчи (още известни като Х-лъчи) са тип електромагнитна (ЕМ) радиация с дължина на вълната от 0,01 nm - 10 nm, която намира широко приложение в днешно време. В тази задача ще бъдат разгледани различни начини за получаване на рентгеново лъчение.</text:p>
      <text:p text:style-name="Text_20_body">Част 1: Катодно-лъчева тръба [0,7 т.] Рьонтген използва катодно-лъчева тръба, когато наблюдавал за пръв път рентгеновите лъчи. При нея отделени от анода електрони се ускоряват от ускоряващо напрежение U и се “забиват” в катода. При това, електронът изпитва голямо забавящо ускорение и следователно излъчва ЕМ лъчение, наречено спирачно лъчение (Bremsstrahlung). Полученият спектър на това лъчение има рязка граница при някаква минимална дължина на вълната <draw:frame draw:style-name="fr1" text:anchor-type="as-char"><draw:object xlink:href="Formula-62/" xlink:type="simple" xlink:show="embed" xlink:actuate="onLoad"/></draw:frame>min .</text:p>
      <text:p text:style-name="Text_20_body">а) Намерете минималната дължина на вълната <draw:frame draw:style-name="fr1" text:anchor-type="as-char"><draw:object xlink:href="Formula-64/" xlink:type="simple" xlink:show="embed" xlink:actuate="onLoad"/></draw:frame> . Определете минималното ускоряващо напрежение <draw:frame draw:style-name="fr1" text:anchor-type="as-char"><draw:object xlink:href="Formula-66/" xlink:type="simple" xlink:show="embed" xlink:actuate="onLoad"/></draw:frame> , при което се наблюдават рентгенови лъчи. [0,6 т.]</text:p>
      <text:p text:style-name="Text_20_body">б) Кохерентно ли е полученото по този начин лъчение? [0,1 т.]</text:p>
      <text:p text:style-name="Text_20_body">Част 2: Лазер на свободни електрони (Free Electron Laser - FEL) [6,3 т.]</text:p>
      <text:p text:style-name="Text_20_body">![[2025_3.jpeg]]</text:p>
      <text:p text:style-name="Text_20_body">Лазерът на свободни електрони е един от найшироко използваните методи за генериране на къси интензивни кохерентни лазерни импулси на рентгенови лъчи с регулируема дължина на вълната. Той се състои от източник на електрони, линеен ускорител на електрони и т.нар. ондулатор (undulator). Eдин тип ондулатор, с дължина L, се състои от две успоредни последователности от магнити с редуваща се ориентация. Така се получава напречно магнитно поле, чиято индукция се мени приблизително синусоидално по дължината на ондулатора:</text:p>
      <text:p text:style-name="Text_20_body"><draw:frame draw:style-name="fr2" text:anchor-type="paragraph"><draw:object xlink:href="Formula-68/" xlink:type="simple" xlink:show="embed" xlink:actuate="onLoad"/></draw:frame></text:p>
      <text:p text:style-name="Text_20_body">където <draw:frame draw:style-name="fr1" text:anchor-type="as-char"><draw:object xlink:href="Formula-70/" xlink:type="simple" xlink:show="embed" xlink:actuate="onLoad"/></draw:frame> e пространственият период на подредбата от магнити в ондулатора (разстоянието между два последователни магнита с еднаква ориентация). Въвежда се параметър на ондулатора <draw:frame draw:style-name="fr1" text:anchor-type="as-char"><draw:object xlink:href="Formula-72/" xlink:type="simple" xlink:show="embed" xlink:actuate="onLoad"/></draw:frame>.</text:p>
      <text:p text:style-name="Text_20_body">Линейният ускорител ускорява електроните до състояние с Лоренцов фактор1 <draw:frame draw:style-name="fr1" text:anchor-type="as-char"><draw:object xlink:href="Formula-74/" xlink:type="simple" xlink:show="embed" xlink:actuate="onLoad"/></draw:frame>, които преди да навлязат в ондулатора имат скорост, насочена под ъгъл спрямо оста на ондулатора (оста z). Така под въздействието на магнитното поле в ондулатора, електроните се движат надлъжно по оста z, като извършват и напречно трептеливо движение около нея.</text:p>
      <text:p text:style-name="Text_20_body">в) Определете зависимостта на скоростта на електроните vx (z), vz (z) вътре в ондулатора. Определете средната скорост v̅z на движение по оста z. Отговорите изразете чрез K, <draw:frame draw:style-name="fr1" text:anchor-type="as-char"><draw:object xlink:href="Formula-76/" xlink:type="simple" xlink:show="embed" xlink:actuate="onLoad"/></draw:frame> , <draw:frame draw:style-name="fr1" text:anchor-type="as-char"><draw:object xlink:href="Formula-78/" xlink:type="simple" xlink:show="embed" xlink:actuate="onLoad"/></draw:frame> , z. [1 т.] Трептеливото движение на електроните води и до излъчване на ЕМ вълни. ЕМ поле на тези вълни извършва работа върху тези електрони, което обуславя механизма за обмен на енергия между електроните и лъчението, т.е. така се получава и усилването на лъчението.</text:p>
      <text:p text:style-name="Text_20_body">г) С каква поляризация ще бъде полученото лъчение? [0,2 т.]</text:p>
      <text:p text:style-name="Text_20_body">Нека някъде в ондулатора вече се е генерирало ЕМ лъчение с кръгова честота <draw:frame draw:style-name="fr1" text:anchor-type="as-char"><draw:object xlink:href="Formula-80/" xlink:type="simple" xlink:show="embed" xlink:actuate="onLoad"/></draw:frame> и дължина на вълната <draw:frame draw:style-name="fr1" text:anchor-type="as-char"><draw:object xlink:href="Formula-82/" xlink:type="simple" xlink:show="embed" xlink:actuate="onLoad"/></draw:frame> , като амплитудата на вектора на електричното поле е <draw:frame draw:style-name="fr1" text:anchor-type="as-char"><draw:object xlink:href="Formula-84/" xlink:type="simple" xlink:show="embed" xlink:actuate="onLoad"/></draw:frame>, т.е. <draw:frame draw:style-name="fr1" text:anchor-type="as-char"><draw:object xlink:href="Formula-86/" xlink:type="simple" xlink:show="embed" xlink:actuate="onLoad"/></draw:frame>, където <draw:frame draw:style-name="fr1" text:anchor-type="as-char"><draw:object xlink:href="Formula-88/" xlink:type="simple" xlink:show="embed" xlink:actuate="onLoad"/></draw:frame> е някаква начална фаза и <draw:frame draw:style-name="fr1" text:anchor-type="as-char"><draw:object xlink:href="Formula-90/" xlink:type="simple" xlink:show="embed" xlink:actuate="onLoad"/></draw:frame>. д) Намерете моментната мощност <draw:frame draw:style-name="fr1" text:anchor-type="as-char"><draw:object xlink:href="Formula-92/" xlink:type="simple" xlink:show="embed" xlink:actuate="onLoad"/></draw:frame> на силата в момент от време <draw:frame draw:style-name="fr1" text:anchor-type="as-char"><draw:object xlink:href="Formula-94/" xlink:type="simple" xlink:show="embed" xlink:actuate="onLoad"/></draw:frame>, с които това ЕМ лъчение действа на даден електрон намиращ се в точка z. Отговорът изразете, чрез <draw:frame draw:style-name="fr1" text:anchor-type="as-char"><draw:object xlink:href="Formula-96/" xlink:type="simple" xlink:show="embed" xlink:actuate="onLoad"/></draw:frame> - това са сборът и разликата на фазите на ЕМ вълната и магнитното поле. [1 т.]</text:p>
      <text:p text:style-name="Text_20_body"><draw:frame draw:style-name="fr1" text:anchor-type="as-char"><draw:object xlink:href="Formula-98/" xlink:type="simple" xlink:show="embed" xlink:actuate="onLoad"/></draw:frame> Лоренцов фактор <draw:frame draw:style-name="fr1" text:anchor-type="as-char"><draw:object xlink:href="Formula-100/" xlink:type="simple" xlink:show="embed" xlink:actuate="onLoad"/></draw:frame></text:p>
      <text:p text:style-name="Text_20_body">е) Като приемете, че <draw:frame draw:style-name="fr1" text:anchor-type="as-char"><draw:object xlink:href="Formula-102/" xlink:type="simple" xlink:show="embed" xlink:actuate="onLoad"/></draw:frame>., намерете средната отдадена от електрона енергия за единица изминато разстояние <draw:frame draw:style-name="fr1" text:anchor-type="as-char"><draw:object xlink:href="Formula-104/" xlink:type="simple" xlink:show="embed" xlink:actuate="onLoad"/></draw:frame> в ондулатора <draw:frame draw:style-name="fr1" text:anchor-type="as-char"><draw:object xlink:href="Formula-106/" xlink:type="simple" xlink:show="embed" xlink:actuate="onLoad"/></draw:frame>. Резултата изразете, чрез <draw:frame draw:style-name="fr1" text:anchor-type="as-char"><draw:object xlink:href="Formula-108/" xlink:type="simple" xlink:show="embed" xlink:actuate="onLoad"/></draw:frame> и <draw:frame draw:style-name="fr1" text:anchor-type="as-char"><draw:object xlink:href="Formula-110/" xlink:type="simple" xlink:show="embed" xlink:actuate="onLoad"/></draw:frame>. [0,8 т.]</text:p>
      <text:p text:style-name="Text_20_body">ж) При фиксирани параметри на ондулатора и навлизащите електрони, се наблюдава резонансно поведение в увеличението на лъчение с дължина на вълната <draw:frame draw:style-name="fr1" text:anchor-type="as-char"><draw:object xlink:href="Formula-112/" xlink:type="simple" xlink:show="embed" xlink:actuate="onLoad"/></draw:frame>w = <draw:frame draw:style-name="fr1" text:anchor-type="as-char"><draw:object xlink:href="Formula-114/" xlink:type="simple" xlink:show="embed" xlink:actuate="onLoad"/></draw:frame>r . Изразете <draw:frame draw:style-name="fr1" text:anchor-type="as-char"><draw:object xlink:href="Formula-116/" xlink:type="simple" xlink:show="embed" xlink:actuate="onLoad"/></draw:frame> чрез <draw:frame draw:style-name="fr1" text:anchor-type="as-char"><draw:object xlink:href="Formula-118/" xlink:type="simple" xlink:show="embed" xlink:actuate="onLoad"/></draw:frame> , <draw:frame draw:style-name="fr1" text:anchor-type="as-char"><draw:object xlink:href="Formula-120/" xlink:type="simple" xlink:show="embed" xlink:actuate="onLoad"/></draw:frame> , K, като приемете, че <draw:frame draw:style-name="fr1" text:anchor-type="as-char"><draw:object xlink:href="Formula-122/" xlink:type="simple" xlink:show="embed" xlink:actuate="onLoad"/></draw:frame>. [1 т.]</text:p>
      <text:p text:style-name="Text_20_body">з) Колко трябва да бъде ускоряващото напрежение <draw:frame draw:style-name="fr1" text:anchor-type="as-char"><draw:object xlink:href="Formula-124/" xlink:type="simple" xlink:show="embed" xlink:actuate="onLoad"/></draw:frame> в линейният ускорител на FEL с ондулатор с <draw:frame draw:style-name="fr1" text:anchor-type="as-char"><draw:object xlink:href="Formula-126/" xlink:type="simple" xlink:show="embed" xlink:actuate="onLoad"/></draw:frame> и <draw:frame draw:style-name="fr1" text:anchor-type="as-char"><draw:object xlink:href="Formula-128/" xlink:type="simple" xlink:show="embed" xlink:actuate="onLoad"/></draw:frame>, за да се получи лазерно лъчение в областта на мекия рентген (<draw:frame draw:style-name="fr1" text:anchor-type="as-char"><draw:object xlink:href="Formula-130/" xlink:type="simple" xlink:show="embed" xlink:actuate="onLoad"/></draw:frame>)? [0,2 т.]</text:p>
      <text:p text:style-name="Text_20_body">![[2025_4.png]]</text:p>
      <text:p text:style-name="Text_20_body">По време на работата на такъв лазер, се наблюдава явлението microbunching, при което електроните се сгъстяват на места и разреждат на други, като по този начин се разделят на групички, които се разпространяват в ондулатора. Така се постига кохерентността на лъчението.</text:p>
      <text:p text:style-name="Text_20_body">и) Покажете, че при <draw:frame draw:style-name="fr1" text:anchor-type="as-char"><draw:object xlink:href="Formula-132/" xlink:type="simple" xlink:show="embed" xlink:actuate="onLoad"/></draw:frame> електрон, преминаващ през ондулатора, има следните уравнения на движение:</text:p>
      <text:p text:style-name="Text_20_body"><draw:frame draw:style-name="fr2" text:anchor-type="paragraph"><draw:object xlink:href="Formula-134/" xlink:type="simple" xlink:show="embed" xlink:actuate="onLoad"/></draw:frame></text:p>
      <text:p text:style-name="Text_20_body">където <draw:frame draw:style-name="fr1" text:anchor-type="as-char"><draw:object xlink:href="Formula-136/" xlink:type="simple" xlink:show="embed" xlink:actuate="onLoad"/></draw:frame> и <draw:frame draw:style-name="fr1" text:anchor-type="as-char"><draw:object xlink:href="Formula-138/" xlink:type="simple" xlink:show="embed" xlink:actuate="onLoad"/></draw:frame> носят информация за положението и скоростта на електрона. Приемете, че <draw:frame draw:style-name="fr1" text:anchor-type="as-char"><draw:object xlink:href="Formula-140/" xlink:type="simple" xlink:show="embed" xlink:actuate="onLoad"/></draw:frame>. [0,8 т.]</text:p>
      <text:p text:style-name="Text_20_body">й) С помощта на класическа механична аналогия, опишете качествено движението на електроните през ондулатора спрямо ЕМ лъчение. Покажете, че електроните се струпват около точки с <draw:frame draw:style-name="fr1" text:anchor-type="as-char"><draw:object xlink:href="Formula-142/" xlink:type="simple" xlink:show="embed" xlink:actuate="onLoad"/></draw:frame> = <draw:frame draw:style-name="fr1" text:anchor-type="as-char"><draw:object xlink:href="Formula-144/" xlink:type="simple" xlink:show="embed" xlink:actuate="onLoad"/></draw:frame> и определете разстоянието <draw:frame draw:style-name="fr1" text:anchor-type="as-char"><draw:object xlink:href="Formula-146/" xlink:type="simple" xlink:show="embed" xlink:actuate="onLoad"/></draw:frame> между два съседни bunch-а. [1,3 т.]</text:p>
      <text:p text:style-name="Text_20_body">Част 3: Генериране на високи хармоники [3 т.]</text:p>
      <text:p text:style-name="Text_20_body">Лазерът на свободни електрони е ефективен метод за генериране на кохерентна рентгенова светлина, но същевременно представлява един огромен уред, който употребява и много енергия. Съществува и друг метод за генериране рентгенов лазер с помощта на нелинейния оптичен процес на генериране на високи хармоники. В тази област има и българска следа в лицето на проф. Теньо Попминчев и неговия екип, чиято работа на практика направи този подход прагматичен. Генерирането на високи хармоники е нелинеен процес на взаимодействие на среда с лъчение с висока интензивност. При такова взаимодействие се поражда и светлина с честоти, кратни на фундаменталната честота f (честотата на падащото монохроматично лъчение). Генерираната светлина с честота nf наричаме n-та хармоника (n N).</text:p>
      <text:p text:style-name="Text_20_body">![[2025_5.png]]</text:p>
      <text:p text:style-name="Text_20_body">Да разгледаме монохроматично лъчение с кръгова честота <draw:frame draw:style-name="fr1" text:anchor-type="as-char"><draw:object xlink:href="Formula-148/" xlink:type="simple" xlink:show="embed" xlink:actuate="onLoad"/></draw:frame> и висок интензитет I, попадащо в среда от разреден благороден газ или водород. В този случай генерирането на високи хармоники се описва добре от т.нар. 3-стъпков модел: 1) Под въздействието на електричното поле на лъчението, електрон от външната обвивка на атом от газа тунелира. Така този атом претърпява тунелна йонизация. Приема се, че електронът се появява в покой непосредствено до точковия йон и че от този момент нататък той може да се счита за свободен. 2) Под действието на осцилиращото електрично поле на лъчението, свободният електрон бива ускорен надалеч от йона и след това ускорен обратно към йона. 3) Когато електронът отново стигне йона, те рекомбинират и се получава първоначалният неутрален атом, при което се отделя 1 фотон. Добре е да се отбележи, че процесът описан горе започва с тунелната йонизация на електрон, която може да стане по всяко време, независимо от фазата на лъчението в този момент.</text:p>
      <text:p text:style-name="Text_20_body">к) Оценете минималната интензивност <draw:frame draw:style-name="fr1" text:anchor-type="as-char"><draw:object xlink:href="Formula-150/" xlink:type="simple" xlink:show="embed" xlink:actuate="onLoad"/></draw:frame> на лазерното лъчение, при която е приложим моделът. Известно е, че връзката между амплитудата на интензитета на електричното поле и интензитета на светлината е <draw:frame draw:style-name="fr1" text:anchor-type="as-char"><draw:object xlink:href="Formula-152/" xlink:type="simple" xlink:show="embed" xlink:actuate="onLoad"/></draw:frame> . Приемете, че газът е водород. [0,5 т.]</text:p>
      <text:p text:style-name="Text_20_body">л) Обяснете защо процесът на генерация на високи хармоники е неефективен, ако задвижващото лазерно лъчение е елиптично поляризирано. [0,4 т.] При трептене на заредена частица със заряд <draw:frame draw:style-name="fr1" text:anchor-type="as-char"><draw:object xlink:href="Formula-154/" xlink:type="simple" xlink:show="embed" xlink:actuate="onLoad"/></draw:frame> и маса <draw:frame draw:style-name="fr1" text:anchor-type="as-char"><draw:object xlink:href="Formula-156/" xlink:type="simple" xlink:show="embed" xlink:actuate="onLoad"/></draw:frame> в хармонично електрично поле <draw:frame draw:style-name="fr1" text:anchor-type="as-char"><draw:object xlink:href="Formula-158/" xlink:type="simple" xlink:show="embed" xlink:actuate="onLoad"/></draw:frame>, се въвежда величината <text:span text:style-name="T2">пондеромоторен потенциал</text:span> <draw:frame draw:style-name="fr1" text:anchor-type="as-char"><draw:object xlink:href="Formula-160/" xlink:type="simple" xlink:show="embed" xlink:actuate="onLoad"/></draw:frame> , който се дефинира като средната кинетична енергия на този заряд.</text:p>
      <text:p text:style-name="Text_20_body">м) Изразете <draw:frame draw:style-name="fr1" text:anchor-type="as-char"><draw:object xlink:href="Formula-162/" xlink:type="simple" xlink:show="embed" xlink:actuate="onLoad"/></draw:frame> чрез <draw:frame draw:style-name="fr1" text:anchor-type="as-char"><draw:object xlink:href="Formula-164/" xlink:type="simple" xlink:show="embed" xlink:actuate="onLoad"/></draw:frame>, <draw:frame draw:style-name="fr1" text:anchor-type="as-char"><draw:object xlink:href="Formula-166/" xlink:type="simple" xlink:show="embed" xlink:actuate="onLoad"/></draw:frame>, <draw:frame draw:style-name="fr1" text:anchor-type="as-char"><draw:object xlink:href="Formula-168/" xlink:type="simple" xlink:show="embed" xlink:actuate="onLoad"/></draw:frame>, <draw:frame draw:style-name="fr1" text:anchor-type="as-char"><draw:object xlink:href="Formula-170/" xlink:type="simple" xlink:show="embed" xlink:actuate="onLoad"/></draw:frame> . [0,4 т.]</text:p>
      <text:p text:style-name="Text_20_body">н) Покажете, че максималната енергия на фотон от генерираните високи хармоники при описаният процес е <draw:frame draw:style-name="fr1" text:anchor-type="as-char"><draw:object xlink:href="Formula-172/" xlink:type="simple" xlink:show="embed" xlink:actuate="onLoad"/></draw:frame> , където <draw:frame draw:style-name="fr1" text:anchor-type="as-char"><draw:object xlink:href="Formula-174/" xlink:type="simple" xlink:show="embed" xlink:actuate="onLoad"/></draw:frame> е йонизационният потенциал на външния електрон, и определете <draw:frame draw:style-name="fr1" text:anchor-type="as-char"><draw:object xlink:href="Formula-176/" xlink:type="simple" xlink:show="embed" xlink:actuate="onLoad"/></draw:frame> с точност до 1 знак след десетичната запетая. [1,5 т.]</text:p>
      <text:p text:style-name="Text_20_body">![[2025_6.jpeg]]</text:p>
      <text:p text:style-name="Text_20_body">о) Като използвате данните от фигурата, определете приблизително интензитета <draw:frame draw:style-name="fr1" text:anchor-type="as-char"><draw:object xlink:href="Formula-178/" xlink:type="simple" xlink:show="embed" xlink:actuate="onLoad"/></draw:frame> на използваните лазерни импулси. Известно е, че йонизационният потенциал за аргона е 15.8 eV. [0,2 т.] Упътване: Разполагате с помощна графиката на функцията <draw:frame draw:style-name="fr1" text:anchor-type="as-char"><draw:object xlink:href="Formula-180/" xlink:type="simple" xlink:show="embed" xlink:actuate="onLoad"/></draw:frame>, както и със спомагателна ос при <draw:frame draw:style-name="fr1" text:anchor-type="as-char"><draw:object xlink:href="Formula-182/" xlink:type="simple" xlink:show="embed" xlink:actuate="onLoad"/></draw:frame>, която е разграфена така, че точка с надпис <draw:frame draw:style-name="fr1" text:anchor-type="as-char"><draw:object xlink:href="Formula-184/" xlink:type="simple" xlink:show="embed" xlink:actuate="onLoad"/></draw:frame>, е с координати <draw:frame draw:style-name="fr1" text:anchor-type="as-char"><draw:object xlink:href="Formula-186/" xlink:type="simple" xlink:show="embed" xlink:actuate="onLoad"/></draw:frame>. Можете да използвате тази графика за построяване на допирателни към <draw:frame draw:style-name="fr1" text:anchor-type="as-char"><draw:object xlink:href="Formula-188/" xlink:type="simple" xlink:show="embed" xlink:actuate="onLoad"/></draw:frame>. Ако се наложи да чертаете графика, може да използвате празното пространство на помощната графика.</text:p>
      <text:p text:style-name="Text_20_body">Полезна математика:</text:p>
      <text:p text:style-name="Text_20_body">За <draw:frame draw:style-name="fr1" text:anchor-type="as-char"><draw:object xlink:href="Formula-190/" xlink:type="simple" xlink:show="embed" xlink:actuate="onLoad"/></draw:frame></text:p>
      <text:p text:style-name="Text_20_body"><text:span text:style-name="T1">Задача 3. Физика на ядрото</text:span> Атомното ядро е съставено от протони и неутрони. Въпреки кулоновото отблъскване между протоните, ядрото остава свързано благодарение на <text:span text:style-name="T2">остатъчното силно ядрено</text:span> <text:span text:style-name="T2">взаимодействие</text:span>. Както електромагнитното взаимодействие си има своята частица преносител - фотонът, така и това взаимодействие има своята частица преносител - <text:span text:style-name="T2">пион</text:span> (<draw:frame draw:style-name="fr1" text:anchor-type="as-char"><draw:object xlink:href="Formula-192/" xlink:type="simple" xlink:show="embed" xlink:actuate="onLoad"/></draw:frame>). За разлика от фотона, пионът има ненулева маса, което обяснава близкодействието на това взаимодействие.</text:p>
      <text:p text:style-name="Text_20_body">а) Ако масата на пиона е <draw:frame draw:style-name="fr1" text:anchor-type="as-char"><draw:object xlink:href="Formula-194/" xlink:type="simple" xlink:show="embed" xlink:actuate="onLoad"/></draw:frame>, оценете радиуса <draw:frame draw:style-name="fr1" text:anchor-type="as-char"><draw:object xlink:href="Formula-196/" xlink:type="simple" xlink:show="embed" xlink:actuate="onLoad"/></draw:frame> на действие на остатъчното силно ядрено взаимодействие. [0,9 т.]</text:p>
      <text:p text:style-name="Text_20_body">Както е известно, масата на ядрото не е равна на сумата от масите на съставящите го частици. Разликата се нарича масов дефект.</text:p>
      <text:p text:style-name="Text_20_body">б) Изразете масовия дефект <draw:frame draw:style-name="fr1" text:anchor-type="as-char"><draw:object xlink:href="Formula-198/" xlink:type="simple" xlink:show="embed" xlink:actuate="onLoad"/></draw:frame> чрез енергията на свързване на ядрото <draw:frame draw:style-name="fr1" text:anchor-type="as-char"><draw:object xlink:href="Formula-200/" xlink:type="simple" xlink:show="embed" xlink:actuate="onLoad"/></draw:frame>. [0,3 т.]</text:p>
      <text:p text:style-name="Text_20_body">За да даде количествено обяснение на този дефект, през 1930 г. Георги Гамов предлага <text:span text:style-name="T2">капков модел</text:span>, според който ядрото се разглежда като капка от еднородна, несвиваема, равномерно заредена течност.</text:p>
      <text:p text:style-name="Text_20_body">в) Покажете, че радиусът на ядрото се дава от R = r0 A1/3 . Пресметнете r0 , ако е известно, че <draw:frame draw:style-name="fr1" text:anchor-type="as-char"><draw:object xlink:href="Formula-202/" xlink:type="simple" xlink:show="embed" xlink:actuate="onLoad"/></draw:frame>. [0,4 т.]</text:p>
      <text:p text:style-name="Text_20_body">През 1935г. Карл Вайцзекер получава полуемпиричната формула, базирана на този модел, която добре описва енергията на свързване на средни и тежки ядра. Тя включва 4 основни члена - обемен (<draw:frame draw:style-name="fr1" text:anchor-type="as-char"><draw:object xlink:href="Formula-204/" xlink:type="simple" xlink:show="embed" xlink:actuate="onLoad"/></draw:frame> ), повърхнинен (<draw:frame draw:style-name="fr1" text:anchor-type="as-char"><draw:object xlink:href="Formula-206/" xlink:type="simple" xlink:show="embed" xlink:actuate="onLoad"/></draw:frame> ), Кулонов (<draw:frame draw:style-name="fr1" text:anchor-type="as-char"><draw:object xlink:href="Formula-208/" xlink:type="simple" xlink:show="embed" xlink:actuate="onLoad"/></draw:frame> ) и асиметричен (<draw:frame draw:style-name="fr1" text:anchor-type="as-char"><draw:object xlink:href="Formula-210/" xlink:type="simple" xlink:show="embed" xlink:actuate="onLoad"/></draw:frame> ):</text:p>
      <text:p text:style-name="Text_20_body"><draw:frame draw:style-name="fr2" text:anchor-type="paragraph"><draw:object xlink:href="Formula-212/" xlink:type="simple" xlink:show="embed" xlink:actuate="onLoad"/></draw:frame></text:p>
      <text:p text:style-name="Text_20_body">където функциите <draw:frame draw:style-name="fr1" text:anchor-type="as-char"><draw:object xlink:href="Formula-214/" xlink:type="simple" xlink:show="embed" xlink:actuate="onLoad"/></draw:frame> са от вида <draw:frame draw:style-name="fr1" text:anchor-type="as-char"><draw:object xlink:href="Formula-216/" xlink:type="simple" xlink:show="embed" xlink:actuate="onLoad"/></draw:frame> <draw:frame draw:style-name="fr1" text:anchor-type="as-char"><draw:object xlink:href="Formula-218/" xlink:type="simple" xlink:show="embed" xlink:actuate="onLoad"/></draw:frame> . Обемният и повърхнинният терм са потенциалните енергии на остатъчното ядрено взаимодействие. Това взаимодействие е еднакво силно за протоните и неутроните. В този модел нуклоните на практика взаимодействат само със своите преки съседи, което е аналогично на взаимодействието на молекулите в една течност. По тази причина и тук се наблюдава явление подобно на повърхностното напрежение.</text:p>
      <text:p text:style-name="Text_20_body">г) Имайки предвид полученото досега, аргументирайте се защо е добро приближение да се смята, че само съседните нуклони си взаимодействат чрез ядреното взаимодействие. [0,8 т.]</text:p>
      <text:p text:style-name="Text_20_body">д) Намерете <draw:frame draw:style-name="fr1" text:anchor-type="as-char"><draw:object xlink:href="Formula-220/" xlink:type="simple" xlink:show="embed" xlink:actuate="onLoad"/></draw:frame> и <draw:frame draw:style-name="fr1" text:anchor-type="as-char"><draw:object xlink:href="Formula-222/" xlink:type="simple" xlink:show="embed" xlink:actuate="onLoad"/></draw:frame>. [1,2 т.] Кулоновият член представлява електростатичната потенциална енергия на ядрото.</text:p>
      <text:p text:style-name="Text_20_body">е) Намерете <draw:frame draw:style-name="fr1" text:anchor-type="as-char"><draw:object xlink:href="Formula-224/" xlink:type="simple" xlink:show="embed" xlink:actuate="onLoad"/></draw:frame>. Намерете и изчислете <draw:frame draw:style-name="fr1" text:anchor-type="as-char"><draw:object xlink:href="Formula-226/" xlink:type="simple" xlink:show="embed" xlink:actuate="onLoad"/></draw:frame> . Стойността представете в MeV. [1,7 т.] Оттук нататък приемете <draw:frame draw:style-name="fr1" text:anchor-type="as-char"><draw:object xlink:href="Formula-228/" xlink:type="simple" xlink:show="embed" xlink:actuate="onLoad"/></draw:frame>, <draw:frame draw:style-name="fr1" text:anchor-type="as-char"><draw:object xlink:href="Formula-230/" xlink:type="simple" xlink:show="embed" xlink:actuate="onLoad"/></draw:frame>, <draw:frame draw:style-name="fr1" text:anchor-type="as-char"><draw:object xlink:href="Formula-232/" xlink:type="simple" xlink:show="embed" xlink:actuate="onLoad"/></draw:frame>, <draw:frame draw:style-name="fr1" text:anchor-type="as-char"><draw:object xlink:href="Formula-234/" xlink:type="simple" xlink:show="embed" xlink:actuate="onLoad"/></draw:frame>. Мярка за стабилността на ядрата е средната енергия на свързване за нуклон, т.е. Eсв /A.</text:p>
      <text:p text:style-name="Text_20_body">ж) Намерете Z за най-стабилно ядро с дадено масово число A. Покажете, че за леките елементи Z = N, а за тежките Z &lt; N и дайте качествено обяснение за това. [0,7 т.]</text:p>
      <text:p text:style-name="Text_20_body">з) Оценете поредният номер Z и масовото число A на най-стабилните ядра. [0,9 т.]</text:p>
      <text:p text:style-name="Text_20_body">През 1938 г. Отто Фриш и Фриц Щрасман наблюдават разпад на уран (Z = 92) до барий (Z = 56) и криптон (Z = 36) след бомбардиране с бавни неутрони. До тогава се е смятало за невъзможно да се отцепят толкова големи парчета от ядрото - особено от бавни неутрони. В края на същата година Лиза Майтнер (родена на 9. ноември) и Отто Хан обясняват процеса чрез капковия модел като следствие от предизвиканото от неутрона разтрептяване на капката и последващото ѝ разделяне.</text:p>
      <text:p text:style-name="Text_20_body">и) Като разгледате слабо деформирано ядро по капковия модел, покажете, че за ядра с <draw:frame draw:style-name="fr1" text:anchor-type="as-char"><draw:object xlink:href="Formula-236/" xlink:type="simple" xlink:show="embed" xlink:actuate="onLoad"/></draw:frame> сферичната капка е в неустойчиво равновесие и ядрото спонтанно се разпада. Изразете критичната стойност C чрез <draw:frame draw:style-name="fr1" text:anchor-type="as-char"><draw:object xlink:href="Formula-238/" xlink:type="simple" xlink:show="embed" xlink:actuate="onLoad"/></draw:frame> и <draw:frame draw:style-name="fr1" text:anchor-type="as-char"><draw:object xlink:href="Formula-240/" xlink:type="simple" xlink:show="embed" xlink:actuate="onLoad"/></draw:frame> и я изчислете. Пренебрегнете асиметричния член в полуемпиричната формула. [2,4 т.]</text:p>
      <text:p text:style-name="Text_20_body">й) Разпада ли се спонтанно <draw:frame draw:style-name="fr1" text:anchor-type="as-char"><draw:object xlink:href="Formula-242/" xlink:type="simple" xlink:show="embed" xlink:actuate="onLoad"/></draw:frame> според този модел? [0,2 т.]</text:p>
      <text:p text:style-name="Text_20_body">Разпадът на уран-235, предизвикан от неутрон, е <draw:frame draw:style-name="fr1" text:anchor-type="as-char"><draw:object xlink:href="Formula-244/" xlink:type="simple" xlink:show="embed" xlink:actuate="onLoad"/></draw:frame> .</text:p>
      <text:p text:style-name="Text_20_body">к) Определете енергията <draw:frame draw:style-name="fr1" text:anchor-type="as-char"><draw:object xlink:href="Formula-246/" xlink:type="simple" xlink:show="embed" xlink:actuate="onLoad"/></draw:frame>, която се e отделила при детонацията на атомната бомба “Little Boy” (Хирошима). Известно е, че само 0.9 kg уран-235 е претърпял разпад. Отговора представете в единици килотон тротил kt, където <draw:frame draw:style-name="fr1" text:anchor-type="as-char"><draw:object xlink:href="Formula-248/" xlink:type="simple" xlink:show="embed" xlink:actuate="onLoad"/></draw:frame>. Пренебрегнете енергията на отделилите се неутрони. [0,5 т.]</text:p>
      <text:p text:style-name="Text_20_body"><text:span text:style-name="T2">Забележка:</text:span> Бомбата всъщност е имала общо 51kg уран-235!!!</text:p>
      <text:p text:style-name="Text_20_body"><text:span text:style-name="T2">Полезна математика:</text:span></text:p>
      <text:p text:style-name="Text_20_body"><draw:frame draw:style-name="fr2" text:anchor-type="paragraph"><draw:object xlink:href="Formula-250/" xlink:type="simple" xlink:show="embed" xlink:actuate="onLoad"/></draw:frame></text:p>
      <text:p text:style-name="Text_20_body"><draw:frame draw:style-name="fr2" text:anchor-type="paragraph"><draw:object xlink:href="Formula-252/" xlink:type="simple" xlink:show="embed" xlink:actuate="onLoad"/></draw:frame></text:p>
      <text:p text:style-name="Text_20_body">Енергия на равномерно зареден елипсоид <draw:frame draw:style-name="fr1" text:anchor-type="as-char"><draw:object xlink:href="Formula-254/" xlink:type="simple" xlink:show="embed" xlink:actuate="onLoad"/></draw:frame></text:p>
      <text:p text:style-name="Text_20_body"><draw:frame draw:style-name="fr2" text:anchor-type="paragraph"><draw:object xlink:href="Formula-256/" xlink:type="simple" xlink:show="embed" xlink:actuate="onLoad"/></draw:frame></text:p>
      <text:p text:style-name="Text_20_body">Площ на елипсоид <draw:frame draw:style-name="fr1" text:anchor-type="as-char"><draw:object xlink:href="Formula-258/" xlink:type="simple" xlink:show="embed" xlink:actuate="onLoad"/></draw:frame>:</text:p>
      <text:p text:style-name="Text_20_body"><draw:frame draw:style-name="fr2" text:anchor-type="paragraph"><draw:object xlink:href="Formula-260/" xlink:type="simple" xlink:show="embed" xlink:actuate="onLoad"/></draw:frame></text:p>
      <text:p text:style-name="Text_20_body">![[2025_8.svg]]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11-17T07:13:52Z</meta:creation-date>
    <dc:date>2025-11-17T07:13:52Z</dc:date>
  </office:meta>
</office:document-meta>
</file>

<file path=Formula-0/content.xml><?xml version="1.0" encoding="utf-8"?>
<math xmlns="http://www.w3.org/1998/Math/MathML" display="inline">
  <msub>
    <mover>
      <mi>E</mi>
      <mo accent="true">→</mo>
    </mover>
    <mrow>
      <mi>e</mi>
      <mi>x</mi>
      <mi>t</mi>
    </mrow>
  </msub>
</math>
</file>

<file path=Formula-10/content.xml><?xml version="1.0" encoding="utf-8"?>
<math xmlns="http://www.w3.org/1998/Math/MathML" display="inline">
  <mrow>
    <msub>
      <mi>ε</mi>
      <mi>r</mi>
    </msub>
    <mo>−</mo>
    <mn>1</mn>
  </mrow>
</math>
</file>

<file path=Formula-100/content.xml><?xml version="1.0" encoding="utf-8"?>
<math xmlns="http://www.w3.org/1998/Math/MathML" display="inline">
  <mrow>
    <mi>γ</mi>
    <mo>=</mo>
    <mn>1</mn>
    <mi>/</mi>
    <msqrt>
      <mrow>
        <mn>1</mn>
        <mo>−</mo>
        <msup>
          <mrow>
            <mo stretchy="true" form="prefix">(</mo>
            <mfrac>
              <mi>v</mi>
              <mi>c</mi>
            </mfrac>
            <mo stretchy="true" form="postfix">)</mo>
          </mrow>
          <mn>2</mn>
        </msup>
      </mrow>
    </msqrt>
  </mrow>
</math>
</file>

<file path=Formula-102/content.xml><?xml version="1.0" encoding="utf-8"?>
<math xmlns="http://www.w3.org/1998/Math/MathML" display="inline">
  <mrow>
    <msub>
      <mi>v</mi>
      <mi>z</mi>
    </msub>
    <mo>=</mo>
    <msub>
      <mover>
        <mi>v</mi>
        <mo accent="true">‾</mo>
      </mover>
      <mi>z</mi>
    </msub>
    <mo>=</mo>
    <mi>c</mi>
    <mi>o</mi>
    <mi>n</mi>
    <mi>s</mi>
    <mi>t</mi>
  </mrow>
</math>
</file>

<file path=Formula-104/content.xml><?xml version="1.0" encoding="utf-8"?>
<math xmlns="http://www.w3.org/1998/Math/MathML" display="inline">
  <mi>l</mi>
</math>
</file>

<file path=Formula-106/content.xml><?xml version="1.0" encoding="utf-8"?>
<math xmlns="http://www.w3.org/1998/Math/MathML" display="inline">
  <mrow>
    <mo stretchy="false" form="prefix">⟨</mo>
    <mfrac>
      <mrow>
        <mi>d</mi>
        <mi>E</mi>
      </mrow>
      <mrow>
        <mi>d</mi>
        <mi>z</mi>
      </mrow>
    </mfrac>
    <mo stretchy="false" form="postfix">⟩</mo>
    <mo>=</mo>
    <mfrac>
      <mrow>
        <mi>Δ</mi>
        <mi>E</mi>
      </mrow>
      <mi>l</mi>
    </mfrac>
  </mrow>
</math>
</file>

<file path=Formula-108/content.xml><?xml version="1.0" encoding="utf-8"?>
<math xmlns="http://www.w3.org/1998/Math/MathML" display="inline">
  <mrow>
    <msub>
      <mi>θ</mi>
      <mrow>
        <mi>±</mi>
        <mo>,</mo>
        <mn>0</mn>
      </mrow>
    </msub>
    <mo>=</mo>
    <msub>
      <mi>θ</mi>
      <mo>±</mo>
    </msub>
    <mrow>
      <mo stretchy="true" form="prefix">(</mo>
      <msub>
        <mi>z</mi>
        <mn>0</mn>
      </msub>
      <mo stretchy="true" form="postfix">)</mo>
    </mrow>
  </mrow>
</math>
</file>

<file path=Formula-110/content.xml><?xml version="1.0" encoding="utf-8"?>
<math xmlns="http://www.w3.org/1998/Math/MathML" display="inline">
  <mrow>
    <mi>Δ</mi>
    <msub>
      <mi>θ</mi>
      <mo>±</mo>
    </msub>
    <mo>=</mo>
    <msub>
      <mi>θ</mi>
      <mo>±</mo>
    </msub>
    <mrow>
      <mo stretchy="true" form="prefix">(</mo>
      <msub>
        <mi>z</mi>
        <mn>0</mn>
      </msub>
      <mo>+</mo>
      <mi>l</mi>
      <mo stretchy="true" form="postfix">)</mo>
    </mrow>
    <mo>−</mo>
    <msub>
      <mi>θ</mi>
      <mrow>
        <mi>±</mi>
        <mo>,</mo>
        <mn>0</mn>
      </mrow>
    </msub>
  </mrow>
</math>
</file>

<file path=Formula-112/content.xml><?xml version="1.0" encoding="utf-8"?>
<math xmlns="http://www.w3.org/1998/Math/MathML" display="inline">
  <mi>λ</mi>
</math>
</file>

<file path=Formula-114/content.xml><?xml version="1.0" encoding="utf-8"?>
<math xmlns="http://www.w3.org/1998/Math/MathML" display="inline">
  <mi>λ</mi>
</math>
</file>

<file path=Formula-116/content.xml><?xml version="1.0" encoding="utf-8"?>
<math xmlns="http://www.w3.org/1998/Math/MathML" display="inline">
  <msub>
    <mi>λ</mi>
    <mi>r</mi>
  </msub>
</math>
</file>

<file path=Formula-118/content.xml><?xml version="1.0" encoding="utf-8"?>
<math xmlns="http://www.w3.org/1998/Math/MathML" display="inline">
  <msub>
    <mi>λ</mi>
    <mi>u</mi>
  </msub>
</math>
</file>

<file path=Formula-12/content.xml><?xml version="1.0" encoding="utf-8"?>
<math xmlns="http://www.w3.org/1998/Math/MathML" display="inline">
  <mi>β</mi>
</math>
</file>

<file path=Formula-120/content.xml><?xml version="1.0" encoding="utf-8"?>
<math xmlns="http://www.w3.org/1998/Math/MathML" display="inline">
  <msub>
    <mi>γ</mi>
    <mn>0</mn>
  </msub>
</math>
</file>

<file path=Formula-122/content.xml><?xml version="1.0" encoding="utf-8"?>
<math xmlns="http://www.w3.org/1998/Math/MathML" display="inline">
  <mrow>
    <msub>
      <mi>γ</mi>
      <mn>0</mn>
    </msub>
    <mo>≫</mo>
    <mn>1</mn>
  </mrow>
</math>
</file>

<file path=Formula-124/content.xml><?xml version="1.0" encoding="utf-8"?>
<math xmlns="http://www.w3.org/1998/Math/MathML" display="inline">
  <mi>U</mi>
</math>
</file>

<file path=Formula-126/content.xml><?xml version="1.0" encoding="utf-8"?>
<math xmlns="http://www.w3.org/1998/Math/MathML" display="inline">
  <mrow>
    <msub>
      <mi>λ</mi>
      <mi>u</mi>
    </msub>
    <mo>=</mo>
    <mn>68</mn>
    <mspace width="0.222em"/>
    <mrow>
      <mi mathvariant="normal">m</mi>
      <mi mathvariant="normal">m</mi>
    </mrow>
  </mrow>
</math>
</file>

<file path=Formula-128/content.xml><?xml version="1.0" encoding="utf-8"?>
<math xmlns="http://www.w3.org/1998/Math/MathML" display="inline">
  <mrow>
    <msub>
      <mi>B</mi>
      <mn>0</mn>
    </msub>
    <mo>=</mo>
    <mn>1.3</mn>
    <mspace width="0.222em"/>
    <mi mathvariant="normal">T</mi>
  </mrow>
</math>
</file>

<file path=Formula-130/content.xml><?xml version="1.0" encoding="utf-8"?>
<math xmlns="http://www.w3.org/1998/Math/MathML" display="inline">
  <mrow>
    <msub>
      <mi>λ</mi>
      <mi>w</mi>
    </msub>
    <mo>∼</mo>
    <mn>1</mn>
    <mspace width="0.222em"/>
    <mrow>
      <mi mathvariant="normal">n</mi>
      <mi mathvariant="normal">m</mi>
    </mrow>
  </mrow>
</math>
</file>

<file path=Formula-132/content.xml><?xml version="1.0" encoding="utf-8"?>
<math xmlns="http://www.w3.org/1998/Math/MathML" display="inline">
  <mrow>
    <msub>
      <mi>λ</mi>
      <mi>w</mi>
    </msub>
    <mo>=</mo>
    <msub>
      <mi>λ</mi>
      <mi>r</mi>
    </msub>
    <mrow>
      <mo stretchy="true" form="prefix">(</mo>
      <msub>
        <mi>λ</mi>
        <mi>u</mi>
      </msub>
      <mo>,</mo>
      <msub>
        <mi>γ</mi>
        <mn>0</mn>
      </msub>
      <mo>,</mo>
      <mi>K</mi>
      <mo stretchy="true" form="postfix">)</mo>
    </mrow>
  </mrow>
</math>
</file>

<file path=Formula-134/content.xml><?xml version="1.0" encoding="utf-8"?>
<math xmlns="http://www.w3.org/1998/Math/MathML" display="block">
  <mrow>
    <mfrac>
      <mrow>
        <mi>d</mi>
        <mi>θ</mi>
      </mrow>
      <mrow>
        <mi>d</mi>
        <mi>z</mi>
      </mrow>
    </mfrac>
    <mo>=</mo>
    <mn>2</mn>
    <msub>
      <mi>k</mi>
      <mi>u</mi>
    </msub>
    <mi>η</mi>
    <mspace width="1.0em"/>
    <mfrac>
      <mrow>
        <mi>d</mi>
        <mi>η</mi>
      </mrow>
      <mrow>
        <mi>d</mi>
        <mi>z</mi>
      </mrow>
    </mfrac>
    <mo>=</mo>
    <mfrac>
      <mrow>
        <mi>K</mi>
        <msub>
          <mi>E</mi>
          <mn>0</mn>
        </msub>
        <mi>e</mi>
      </mrow>
      <mrow>
        <mn>2</mn>
        <msubsup>
          <mi>γ</mi>
          <mn>0</mn>
          <mn>2</mn>
        </msubsup>
        <mi>m</mi>
        <msup>
          <mi>c</mi>
          <mn>2</mn>
        </msup>
      </mrow>
    </mfrac>
    <mo>sin</mo>
    <mi>θ</mi>
  </mrow>
</math>
</file>

<file path=Formula-136/content.xml><?xml version="1.0" encoding="utf-8"?>
<math xmlns="http://www.w3.org/1998/Math/MathML" display="inline">
  <mrow>
    <mi>θ</mi>
    <mo>=</mo>
    <msub>
      <mi>θ</mi>
      <mo>±</mo>
    </msub>
  </mrow>
</math>
</file>

<file path=Formula-138/content.xml><?xml version="1.0" encoding="utf-8"?>
<math xmlns="http://www.w3.org/1998/Math/MathML" display="inline">
  <mrow>
    <mi>η</mi>
    <mo>=</mo>
    <mfrac>
      <mrow>
        <mi>γ</mi>
        <mrow>
          <mo stretchy="true" form="prefix">(</mo>
          <mi>z</mi>
          <mo stretchy="true" form="postfix">)</mo>
        </mrow>
      </mrow>
      <msub>
        <mi>γ</mi>
        <mn>0</mn>
      </msub>
    </mfrac>
    <mo>−</mo>
    <mn>1</mn>
  </mrow>
</math>
</file>

<file path=Formula-14/content.xml><?xml version="1.0" encoding="utf-8"?>
<math xmlns="http://www.w3.org/1998/Math/MathML" display="inline">
  <msub>
    <mover>
      <mi>E</mi>
      <mo accent="true">→</mo>
    </mover>
    <mrow>
      <mi>e</mi>
      <mi>x</mi>
      <mi>t</mi>
    </mrow>
  </msub>
</math>
</file>

<file path=Formula-140/content.xml><?xml version="1.0" encoding="utf-8"?>
<math xmlns="http://www.w3.org/1998/Math/MathML" display="inline">
  <mrow>
    <mi>η</mi>
    <mo>≪</mo>
    <mn>1</mn>
  </mrow>
</math>
</file>

<file path=Formula-142/content.xml><?xml version="1.0" encoding="utf-8"?>
<math xmlns="http://www.w3.org/1998/Math/MathML" display="inline">
  <mi>θ</mi>
</math>
</file>

<file path=Formula-144/content.xml><?xml version="1.0" encoding="utf-8"?>
<math xmlns="http://www.w3.org/1998/Math/MathML" display="inline">
  <msub>
    <mi>θ</mi>
    <mrow>
      <mi>b</mi>
      <mi>u</mi>
      <mi>n</mi>
      <mi>c</mi>
      <mi>h</mi>
    </mrow>
  </msub>
</math>
</file>

<file path=Formula-146/content.xml><?xml version="1.0" encoding="utf-8"?>
<math xmlns="http://www.w3.org/1998/Math/MathML" display="inline">
  <mi>λ</mi>
</math>
</file>

<file path=Formula-148/content.xml><?xml version="1.0" encoding="utf-8"?>
<math xmlns="http://www.w3.org/1998/Math/MathML" display="inline">
  <mi>θ</mi>
</math>
</file>

<file path=Formula-150/content.xml><?xml version="1.0" encoding="utf-8"?>
<math xmlns="http://www.w3.org/1998/Math/MathML" display="inline">
  <msub>
    <mi>I</mi>
    <mo>min</mo>
  </msub>
</math>
</file>

<file path=Formula-152/content.xml><?xml version="1.0" encoding="utf-8"?>
<math xmlns="http://www.w3.org/1998/Math/MathML" display="inline">
  <mrow>
    <mi>I</mi>
    <mo>=</mo>
    <mfrac>
      <mn>1</mn>
      <mn>2</mn>
    </mfrac>
    <mi>c</mi>
    <msub>
      <mi>ε</mi>
      <mn>0</mn>
    </msub>
    <msup>
      <mi>E</mi>
      <mn>2</mn>
    </msup>
  </mrow>
</math>
</file>

<file path=Formula-154/content.xml><?xml version="1.0" encoding="utf-8"?>
<math xmlns="http://www.w3.org/1998/Math/MathML" display="inline">
  <mi>q</mi>
</math>
</file>

<file path=Formula-156/content.xml><?xml version="1.0" encoding="utf-8"?>
<math xmlns="http://www.w3.org/1998/Math/MathML" display="inline">
  <mi>m</mi>
</math>
</file>

<file path=Formula-158/content.xml><?xml version="1.0" encoding="utf-8"?>
<math xmlns="http://www.w3.org/1998/Math/MathML" display="inline">
  <mrow>
    <mi>E</mi>
    <mrow>
      <mo stretchy="true" form="prefix">(</mo>
      <mi>t</mi>
      <mo stretchy="true" form="postfix">)</mo>
    </mrow>
    <mo>=</mo>
    <msub>
      <mi>E</mi>
      <mn>0</mn>
    </msub>
    <mo>cos</mo>
    <mi>ω</mi>
    <mi>t</mi>
  </mrow>
</math>
</file>

<file path=Formula-16/content.xml><?xml version="1.0" encoding="utf-8"?>
<math xmlns="http://www.w3.org/1998/Math/MathML" display="inline">
  <mi>α</mi>
</math>
</file>

<file path=Formula-160/content.xml><?xml version="1.0" encoding="utf-8"?>
<math xmlns="http://www.w3.org/1998/Math/MathML" display="inline">
  <msub>
    <mi>U</mi>
    <mi>p</mi>
  </msub>
</math>
</file>

<file path=Formula-162/content.xml><?xml version="1.0" encoding="utf-8"?>
<math xmlns="http://www.w3.org/1998/Math/MathML" display="inline">
  <msub>
    <mi>U</mi>
    <mi>p</mi>
  </msub>
</math>
</file>

<file path=Formula-164/content.xml><?xml version="1.0" encoding="utf-8"?>
<math xmlns="http://www.w3.org/1998/Math/MathML" display="inline">
  <mi>m</mi>
</math>
</file>

<file path=Formula-166/content.xml><?xml version="1.0" encoding="utf-8"?>
<math xmlns="http://www.w3.org/1998/Math/MathML" display="inline">
  <mi>q</mi>
</math>
</file>

<file path=Formula-168/content.xml><?xml version="1.0" encoding="utf-8"?>
<math xmlns="http://www.w3.org/1998/Math/MathML" display="inline">
  <mi>ω</mi>
</math>
</file>

<file path=Formula-170/content.xml><?xml version="1.0" encoding="utf-8"?>
<math xmlns="http://www.w3.org/1998/Math/MathML" display="inline">
  <msub>
    <mi>E</mi>
    <mn>0</mn>
  </msub>
</math>
</file>

<file path=Formula-172/content.xml><?xml version="1.0" encoding="utf-8"?>
<math xmlns="http://www.w3.org/1998/Math/MathML" display="inline">
  <mrow>
    <msub>
      <mi>ε</mi>
      <mo>max</mo>
    </msub>
    <msub>
      <mi>U</mi>
      <mi>i</mi>
    </msub>
    <mo>+</mo>
    <mi>κ</mi>
    <msub>
      <mi>U</mi>
      <mi>p</mi>
    </msub>
  </mrow>
</math>
</file>

<file path=Formula-174/content.xml><?xml version="1.0" encoding="utf-8"?>
<math xmlns="http://www.w3.org/1998/Math/MathML" display="inline">
  <msub>
    <mi>U</mi>
    <mi>i</mi>
  </msub>
</math>
</file>

<file path=Formula-176/content.xml><?xml version="1.0" encoding="utf-8"?>
<math xmlns="http://www.w3.org/1998/Math/MathML" display="inline">
  <mi>κ</mi>
</math>
</file>

<file path=Formula-178/content.xml><?xml version="1.0" encoding="utf-8"?>
<math xmlns="http://www.w3.org/1998/Math/MathML" display="inline">
  <mi>I</mi>
</math>
</file>

<file path=Formula-18/content.xml><?xml version="1.0" encoding="utf-8"?>
<math xmlns="http://www.w3.org/1998/Math/MathML" display="inline">
  <mi>θ</mi>
</math>
</file>

<file path=Formula-180/content.xml><?xml version="1.0" encoding="utf-8"?>
<math xmlns="http://www.w3.org/1998/Math/MathML" display="inline">
  <mrow>
    <mi>y</mi>
    <mo>=</mo>
    <mo>cos</mo>
    <mi>x</mi>
  </mrow>
</math>
</file>

<file path=Formula-182/content.xml><?xml version="1.0" encoding="utf-8"?>
<math xmlns="http://www.w3.org/1998/Math/MathML" display="inline">
  <mrow>
    <mi>x</mi>
    <mo>=</mo>
    <mn>2</mn>
  </mrow>
</math>
</file>

<file path=Formula-184/content.xml><?xml version="1.0" encoding="utf-8"?>
<math xmlns="http://www.w3.org/1998/Math/MathML" display="inline">
  <mi>a</mi>
</math>
</file>

<file path=Formula-186/content.xml><?xml version="1.0" encoding="utf-8"?>
<math xmlns="http://www.w3.org/1998/Math/MathML" display="inline">
  <mrow>
    <mo stretchy="true" form="prefix">(</mo>
    <mn>2</mn>
    <mo>,</mo>
    <mo>cos</mo>
    <mrow>
      <mo stretchy="true" form="prefix">(</mo>
      <mi>a</mi>
      <mo stretchy="true" form="postfix">)</mo>
    </mrow>
    <mo>+</mo>
    <mo>sin</mo>
    <mrow>
      <mo stretchy="true" form="prefix">(</mo>
      <mi>a</mi>
      <mo stretchy="true" form="postfix">)</mo>
    </mrow>
    <mrow>
      <mo stretchy="true" form="prefix">(</mo>
      <mi>a</mi>
      <mo>−</mo>
      <mn>2</mn>
      <mo stretchy="true" form="postfix">)</mo>
    </mrow>
    <mo stretchy="true" form="postfix">)</mo>
  </mrow>
</math>
</file>

<file path=Formula-188/content.xml><?xml version="1.0" encoding="utf-8"?>
<math xmlns="http://www.w3.org/1998/Math/MathML" display="inline">
  <mrow>
    <mi>y</mi>
    <mo>=</mo>
    <mo>cos</mo>
    <mi>x</mi>
  </mrow>
</math>
</file>

<file path=Formula-190/content.xml><?xml version="1.0" encoding="utf-8"?>
<math xmlns="http://www.w3.org/1998/Math/MathML" display="inline">
  <mrow>
    <mi>x</mi>
    <mo>≪</mo>
    <mn>1</mn>
    <mo>:</mo>
    <mspace width="1.0em"/>
    <msup>
      <mrow>
        <mo stretchy="true" form="prefix">(</mo>
        <mn>1</mn>
        <mo>+</mo>
        <mi>x</mi>
        <mo stretchy="true" form="postfix">)</mo>
      </mrow>
      <mi>α</mi>
    </msup>
    <mo>=</mo>
    <mn>1</mn>
    <mo>+</mo>
    <mi>α</mi>
    <mi>x</mi>
  </mrow>
</math>
</file>

<file path=Formula-192/content.xml><?xml version="1.0" encoding="utf-8"?>
<math xmlns="http://www.w3.org/1998/Math/MathML" display="inline">
  <mi>π</mi>
</math>
</file>

<file path=Formula-194/content.xml><?xml version="1.0" encoding="utf-8"?>
<math xmlns="http://www.w3.org/1998/Math/MathML" display="inline">
  <mrow>
    <msub>
      <mi>m</mi>
      <mi>π</mi>
    </msub>
    <mo>=</mo>
    <mn>135</mn>
    <mspace width="0.222em"/>
    <mrow>
      <mi mathvariant="normal">M</mi>
      <mi mathvariant="normal">e</mi>
      <mi mathvariant="normal">V</mi>
    </mrow>
    <mi>/</mi>
    <msup>
      <mi>c</mi>
      <mn>2</mn>
    </msup>
  </mrow>
</math>
</file>

<file path=Formula-196/content.xml><?xml version="1.0" encoding="utf-8"?>
<math xmlns="http://www.w3.org/1998/Math/MathML" display="inline">
  <msub>
    <mi>r</mi>
    <mi>π</mi>
  </msub>
</math>
</file>

<file path=Formula-198/content.xml><?xml version="1.0" encoding="utf-8"?>
<math xmlns="http://www.w3.org/1998/Math/MathML" display="inline">
  <mrow>
    <mi>Δ</mi>
    <mi>m</mi>
    <mo>=</mo>
    <msub>
      <mi>m</mi>
      <mtext mathvariant="normal">я</mtext>
    </msub>
    <mo>−</mo>
    <mrow>
      <mo stretchy="true" form="prefix">(</mo>
      <mi>Z</mi>
      <msub>
        <mi>m</mi>
        <mi>p</mi>
      </msub>
      <mo>+</mo>
      <mi>N</mi>
      <msub>
        <mi>m</mi>
        <mi>n</mi>
      </msub>
      <mo stretchy="true" form="postfix">)</mo>
    </mrow>
  </mrow>
</math>
</file>

<file path=Formula-2/content.xml><?xml version="1.0" encoding="utf-8"?>
<math xmlns="http://www.w3.org/1998/Math/MathML" display="inline">
  <mrow>
    <mover>
      <mi>P</mi>
      <mo accent="true">→</mo>
    </mover>
    <mo>=</mo>
    <mi>α</mi>
    <msub>
      <mover>
        <mi>E</mi>
        <mo accent="true">→</mo>
      </mover>
      <mrow>
        <mi>e</mi>
        <mi>x</mi>
        <mi>t</mi>
      </mrow>
    </msub>
  </mrow>
</math>
</file>

<file path=Formula-20/content.xml><?xml version="1.0" encoding="utf-8"?>
<math xmlns="http://www.w3.org/1998/Math/MathML" display="inline">
  <mrow>
    <mover>
      <mi>E</mi>
      <mo accent="true">→</mo>
    </mover>
    <mrow>
      <mo stretchy="true" form="prefix">(</mo>
      <mi>r</mi>
      <mo>,</mo>
      <mi>θ</mi>
      <mo>,</mo>
      <mi>z</mi>
      <mo stretchy="true" form="postfix">)</mo>
    </mrow>
  </mrow>
</math>
</file>

<file path=Formula-200/content.xml><?xml version="1.0" encoding="utf-8"?>
<math xmlns="http://www.w3.org/1998/Math/MathML" display="inline">
  <mrow>
    <msub>
      <mi>E</mi>
      <mtext mathvariant="normal">св</mtext>
    </msub>
    <mo>&gt;</mo>
    <mn>0</mn>
  </mrow>
</math>
</file>

<file path=Formula-202/content.xml><?xml version="1.0" encoding="utf-8"?>
<math xmlns="http://www.w3.org/1998/Math/MathML" display="inline">
  <mrow>
    <mi>R</mi>
    <mrow>
      <mo stretchy="true" form="prefix">(</mo>
      <msubsup>
        <mi/>
        <mn>84</mn>
        <mn>210</mn>
      </msubsup>
      <mrow>
        <mi mathvariant="normal">P</mi>
        <mi mathvariant="normal">o</mi>
      </mrow>
      <mo stretchy="true" form="postfix">)</mo>
    </mrow>
    <mo>=</mo>
    <mn>7.2</mn>
    <mspace width="0.222em"/>
    <mrow>
      <mi mathvariant="normal">f</mi>
      <mi mathvariant="normal">m</mi>
    </mrow>
  </mrow>
</math>
</file>

<file path=Formula-204/content.xml><?xml version="1.0" encoding="utf-8"?>
<math xmlns="http://www.w3.org/1998/Math/MathML" display="inline">
  <msub>
    <mi>E</mi>
    <mi>V</mi>
  </msub>
</math>
</file>

<file path=Formula-206/content.xml><?xml version="1.0" encoding="utf-8"?>
<math xmlns="http://www.w3.org/1998/Math/MathML" display="inline">
  <msub>
    <mi>E</mi>
    <mi>S</mi>
  </msub>
</math>
</file>

<file path=Formula-208/content.xml><?xml version="1.0" encoding="utf-8"?>
<math xmlns="http://www.w3.org/1998/Math/MathML" display="inline">
  <msub>
    <mi>E</mi>
    <mi>C</mi>
  </msub>
</math>
</file>

<file path=Formula-210/content.xml><?xml version="1.0" encoding="utf-8"?>
<math xmlns="http://www.w3.org/1998/Math/MathML" display="inline">
  <msub>
    <mi>E</mi>
    <mi>A</mi>
  </msub>
</math>
</file>

<file path=Formula-212/content.xml><?xml version="1.0" encoding="utf-8"?>
<math xmlns="http://www.w3.org/1998/Math/MathML" display="block">
  <mrow>
    <msub>
      <mi>E</mi>
      <mtext mathvariant="normal">св</mtext>
    </msub>
    <mo>=</mo>
    <msub>
      <mi>E</mi>
      <mi>V</mi>
    </msub>
    <mo>+</mo>
    <msub>
      <mi>E</mi>
      <mi>S</mi>
    </msub>
    <mo>+</mo>
    <msub>
      <mi>E</mi>
      <mi>C</mi>
    </msub>
    <mo>+</mo>
    <msub>
      <mi>E</mi>
      <mi>A</mi>
    </msub>
    <mo>=</mo>
    <msub>
      <mi>a</mi>
      <mi>V</mi>
    </msub>
    <msub>
      <mi>f</mi>
      <mi>V</mi>
    </msub>
    <mrow>
      <mo stretchy="true" form="prefix">(</mo>
      <mi>Z</mi>
      <mo>,</mo>
      <mi>A</mi>
      <mo stretchy="true" form="postfix">)</mo>
    </mrow>
    <mo>−</mo>
    <msub>
      <mi>a</mi>
      <mi>S</mi>
    </msub>
    <msub>
      <mi>f</mi>
      <mi>S</mi>
    </msub>
    <mrow>
      <mo stretchy="true" form="prefix">(</mo>
      <mi>Z</mi>
      <mo>,</mo>
      <mi>A</mi>
      <mo stretchy="true" form="postfix">)</mo>
    </mrow>
    <mo>−</mo>
    <msub>
      <mi>a</mi>
      <mi>C</mi>
    </msub>
    <msub>
      <mi>f</mi>
      <mi>C</mi>
    </msub>
    <mrow>
      <mo stretchy="true" form="prefix">(</mo>
      <mi>Z</mi>
      <mo>,</mo>
      <mi>A</mi>
      <mo stretchy="true" form="postfix">)</mo>
    </mrow>
    <mo>−</mo>
    <msub>
      <mi>a</mi>
      <mi>A</mi>
    </msub>
    <mfrac>
      <msup>
        <mrow>
          <mo stretchy="true" form="prefix">(</mo>
          <mi>N</mi>
          <mo>−</mo>
          <mi>Z</mi>
          <mo stretchy="true" form="postfix">)</mo>
        </mrow>
        <mn>2</mn>
      </msup>
      <mi>A</mi>
    </mfrac>
  </mrow>
</math>
</file>

<file path=Formula-214/content.xml><?xml version="1.0" encoding="utf-8"?>
<math xmlns="http://www.w3.org/1998/Math/MathML" display="inline">
  <mrow>
    <msub>
      <mi>f</mi>
      <mrow>
        <mi>V</mi>
        <mo>,</mo>
        <mi>S</mi>
        <mo>,</mo>
        <mi>C</mi>
      </mrow>
    </msub>
    <mrow>
      <mo stretchy="true" form="prefix">(</mo>
      <mi>Z</mi>
      <mo>,</mo>
      <mi>A</mi>
      <mo stretchy="true" form="postfix">)</mo>
    </mrow>
  </mrow>
</math>
</file>

<file path=Formula-216/content.xml><?xml version="1.0" encoding="utf-8"?>
<math xmlns="http://www.w3.org/1998/Math/MathML" display="inline">
  <msup>
    <mi>Z</mi>
    <mi>α</mi>
  </msup>
</math>
</file>

<file path=Formula-218/content.xml><?xml version="1.0" encoding="utf-8"?>
<math xmlns="http://www.w3.org/1998/Math/MathML" display="inline">
  <msup>
    <mi>A</mi>
    <mi>β</mi>
  </msup>
</math>
</file>

<file path=Formula-22/content.xml><?xml version="1.0" encoding="utf-8"?>
<math xmlns="http://www.w3.org/1998/Math/MathML" display="inline">
  <mrow>
    <mover>
      <mi>E</mi>
      <mo accent="true">→</mo>
    </mover>
    <mo>=</mo>
    <mrow>
      <mo stretchy="true" form="prefix">(</mo>
      <msub>
        <mi>E</mi>
        <mi>r</mi>
      </msub>
      <mo>,</mo>
      <msub>
        <mi>E</mi>
        <mi>θ</mi>
      </msub>
      <mo>,</mo>
      <msub>
        <mi>E</mi>
        <mi>z</mi>
      </msub>
      <mo stretchy="true" form="postfix">)</mo>
    </mrow>
  </mrow>
</math>
</file>

<file path=Formula-220/content.xml><?xml version="1.0" encoding="utf-8"?>
<math xmlns="http://www.w3.org/1998/Math/MathML" display="inline">
  <mrow>
    <msub>
      <mi>f</mi>
      <mi>V</mi>
    </msub>
    <mrow>
      <mo stretchy="true" form="prefix">(</mo>
      <mi>Z</mi>
      <mo>,</mo>
      <mi>A</mi>
      <mo stretchy="true" form="postfix">)</mo>
    </mrow>
  </mrow>
</math>
</file>

<file path=Formula-222/content.xml><?xml version="1.0" encoding="utf-8"?>
<math xmlns="http://www.w3.org/1998/Math/MathML" display="inline">
  <mrow>
    <msub>
      <mi>f</mi>
      <mi>S</mi>
    </msub>
    <mrow>
      <mo stretchy="true" form="prefix">(</mo>
      <mi>Z</mi>
      <mo>,</mo>
      <mi>A</mi>
      <mo stretchy="true" form="postfix">)</mo>
    </mrow>
  </mrow>
</math>
</file>

<file path=Formula-224/content.xml><?xml version="1.0" encoding="utf-8"?>
<math xmlns="http://www.w3.org/1998/Math/MathML" display="inline">
  <mrow>
    <msub>
      <mi>f</mi>
      <mi>C</mi>
    </msub>
    <mrow>
      <mo stretchy="true" form="prefix">(</mo>
      <mi>Z</mi>
      <mo>,</mo>
      <mi>A</mi>
      <mo stretchy="true" form="postfix">)</mo>
    </mrow>
  </mrow>
</math>
</file>

<file path=Formula-226/content.xml><?xml version="1.0" encoding="utf-8"?>
<math xmlns="http://www.w3.org/1998/Math/MathML" display="inline">
  <msub>
    <mi>a</mi>
    <mi>C</mi>
  </msub>
</math>
</file>

<file path=Formula-228/content.xml><?xml version="1.0" encoding="utf-8"?>
<math xmlns="http://www.w3.org/1998/Math/MathML" display="inline">
  <mrow>
    <msub>
      <mi>a</mi>
      <mi>V</mi>
    </msub>
    <mo>=</mo>
    <mn>15.8</mn>
    <mspace width="0.222em"/>
    <mrow>
      <mi mathvariant="normal">M</mi>
      <mi mathvariant="normal">e</mi>
      <mi mathvariant="normal">V</mi>
    </mrow>
  </mrow>
</math>
</file>

<file path=Formula-230/content.xml><?xml version="1.0" encoding="utf-8"?>
<math xmlns="http://www.w3.org/1998/Math/MathML" display="inline">
  <mrow>
    <msub>
      <mi>a</mi>
      <mi>S</mi>
    </msub>
    <mo>=</mo>
    <mn>18.3</mn>
    <mspace width="0.222em"/>
    <mrow>
      <mi mathvariant="normal">M</mi>
      <mi mathvariant="normal">e</mi>
      <mi mathvariant="normal">V</mi>
    </mrow>
  </mrow>
</math>
</file>

<file path=Formula-232/content.xml><?xml version="1.0" encoding="utf-8"?>
<math xmlns="http://www.w3.org/1998/Math/MathML" display="inline">
  <mrow>
    <msub>
      <mi>a</mi>
      <mi>C</mi>
    </msub>
    <mo>=</mo>
    <mn>0.71</mn>
    <mspace width="0.222em"/>
    <mrow>
      <mi mathvariant="normal">M</mi>
      <mi mathvariant="normal">e</mi>
      <mi mathvariant="normal">V</mi>
    </mrow>
  </mrow>
</math>
</file>

<file path=Formula-234/content.xml><?xml version="1.0" encoding="utf-8"?>
<math xmlns="http://www.w3.org/1998/Math/MathML" display="inline">
  <mrow>
    <msub>
      <mi>a</mi>
      <mi>A</mi>
    </msub>
    <mo>=</mo>
    <mn>23.2</mn>
    <mspace width="0.222em"/>
    <mrow>
      <mi mathvariant="normal">M</mi>
      <mi mathvariant="normal">e</mi>
      <mi mathvariant="normal">V</mi>
    </mrow>
  </mrow>
</math>
</file>

<file path=Formula-236/content.xml><?xml version="1.0" encoding="utf-8"?>
<math xmlns="http://www.w3.org/1998/Math/MathML" display="inline">
  <mrow>
    <msup>
      <mi>Z</mi>
      <mn>2</mn>
    </msup>
    <mi>/</mi>
    <mi>A</mi>
    <mo>≳</mo>
    <mi>C</mi>
  </mrow>
</math>
</file>

<file path=Formula-238/content.xml><?xml version="1.0" encoding="utf-8"?>
<math xmlns="http://www.w3.org/1998/Math/MathML" display="inline">
  <msub>
    <mi>a</mi>
    <mi>S</mi>
  </msub>
</math>
</file>

<file path=Formula-24/content.xml><?xml version="1.0" encoding="utf-8"?>
<math xmlns="http://www.w3.org/1998/Math/MathML" display="inline">
  <mi>θ</mi>
</math>
</file>

<file path=Formula-240/content.xml><?xml version="1.0" encoding="utf-8"?>
<math xmlns="http://www.w3.org/1998/Math/MathML" display="inline">
  <msub>
    <mi>a</mi>
    <mi>C</mi>
  </msub>
</math>
</file>

<file path=Formula-242/content.xml><?xml version="1.0" encoding="utf-8"?>
<math xmlns="http://www.w3.org/1998/Math/MathML" display="inline">
  <mrow>
    <msubsup>
      <mi/>
      <mn>92</mn>
      <mn>235</mn>
    </msubsup>
    <mi>U</mi>
  </mrow>
</math>
</file>

<file path=Formula-244/content.xml><?xml version="1.0" encoding="utf-8"?>
<math xmlns="http://www.w3.org/1998/Math/MathML" display="inline">
  <mrow>
    <mi>n</mi>
    <msubsup>
      <mo>+</mo>
      <mn>92</mn>
      <mn>235</mn>
    </msubsup>
    <mi mathvariant="normal">U</mi>
    <msubsup>
      <mo>→</mo>
      <mn>56</mn>
      <mn>141</mn>
    </msubsup>
    <mrow>
      <mi mathvariant="normal">B</mi>
      <mi mathvariant="normal">a</mi>
    </mrow>
    <msubsup>
      <mo>+</mo>
      <mn>36</mn>
      <mn>92</mn>
    </msubsup>
    <mrow>
      <mi mathvariant="normal">K</mi>
      <mi mathvariant="normal">r</mi>
    </mrow>
    <mo>+</mo>
    <mn>3</mn>
    <mi>n</mi>
  </mrow>
</math>
</file>

<file path=Formula-246/content.xml><?xml version="1.0" encoding="utf-8"?>
<math xmlns="http://www.w3.org/1998/Math/MathML" display="inline">
  <mi>Q</mi>
</math>
</file>

<file path=Formula-248/content.xml><?xml version="1.0" encoding="utf-8"?>
<math xmlns="http://www.w3.org/1998/Math/MathML" display="inline">
  <mrow>
    <mn>1</mn>
    <mspace width="0.222em"/>
    <mrow>
      <mi mathvariant="normal">k</mi>
      <mi mathvariant="normal">t</mi>
    </mrow>
    <mo>=</mo>
    <mn>4.2</mn>
    <mo>⋅</mo>
    <msup>
      <mn>10</mn>
      <mn>12</mn>
    </msup>
    <mspace width="0.222em"/>
    <mi mathvariant="normal">J</mi>
  </mrow>
</math>
</file>

<file path=Formula-250/content.xml><?xml version="1.0" encoding="utf-8"?>
<math xmlns="http://www.w3.org/1998/Math/MathML" display="block">
  <mrow>
    <mrow>
      <mtext mathvariant="normal">За </mtext>
      <mspace width="0.333em"/>
    </mrow>
    <mi>x</mi>
    <mo>≪</mo>
    <mn>1</mn>
    <mo>:</mo>
    <mspace width="1.0em"/>
    <msup>
      <mrow>
        <mo stretchy="true" form="prefix">(</mo>
        <mn>1</mn>
        <mo>+</mo>
        <mi>x</mi>
        <mo stretchy="true" form="postfix">)</mo>
      </mrow>
      <mi>α</mi>
    </msup>
    <mo>≈</mo>
    <mn>1</mn>
    <mo>+</mo>
    <mi>α</mi>
    <mi>x</mi>
    <mo>+</mo>
    <mfrac>
      <mrow>
        <mi>α</mi>
        <mrow>
          <mo stretchy="true" form="prefix">(</mo>
          <mi>α</mi>
          <mo>−</mo>
          <mn>1</mn>
          <mo stretchy="true" form="postfix">)</mo>
        </mrow>
      </mrow>
      <mn>2</mn>
    </mfrac>
    <msup>
      <mi>x</mi>
      <mn>2</mn>
    </msup>
  </mrow>
</math>
</file>

<file path=Formula-252/content.xml><?xml version="1.0" encoding="utf-8"?>
<math xmlns="http://www.w3.org/1998/Math/MathML" display="block">
  <mrow>
    <mo>arcsin</mo>
    <mi>x</mi>
    <mo>≈</mo>
    <mi>x</mi>
    <mo>+</mo>
    <mfrac>
      <msup>
        <mi>x</mi>
        <mn>3</mn>
      </msup>
      <mn>6</mn>
    </mfrac>
    <mo>+</mo>
    <mfrac>
      <mrow>
        <mn>3</mn>
        <msup>
          <mi>x</mi>
          <mn>5</mn>
        </msup>
      </mrow>
      <mn>40</mn>
    </mfrac>
  </mrow>
</math>
</file>

<file path=Formula-254/content.xml><?xml version="1.0" encoding="utf-8"?>
<math xmlns="http://www.w3.org/1998/Math/MathML" display="inline">
  <mrow>
    <mo stretchy="true" form="prefix">(</mo>
    <mi>a</mi>
    <mo>=</mo>
    <mi>b</mi>
    <mo>&lt;</mo>
    <mi>c</mi>
    <mo>;</mo>
    <mi>e</mi>
    <mo>=</mo>
    <msqrt>
      <mrow>
        <mn>1</mn>
        <mo>−</mo>
        <mfrac>
          <msup>
            <mi>a</mi>
            <mn>2</mn>
          </msup>
          <msup>
            <mi>c</mi>
            <mn>2</mn>
          </msup>
        </mfrac>
      </mrow>
    </msqrt>
    <mo stretchy="true" form="postfix">)</mo>
  </mrow>
</math>
</file>

<file path=Formula-256/content.xml><?xml version="1.0" encoding="utf-8"?>
<math xmlns="http://www.w3.org/1998/Math/MathML" display="block">
  <mrow>
    <mi>W</mi>
    <mo>=</mo>
    <mfrac>
      <mrow>
        <mn>3</mn>
        <mi>k</mi>
        <msup>
          <mi>Q</mi>
          <mn>2</mn>
        </msup>
      </mrow>
      <mrow>
        <mn>5</mn>
        <mroot>
          <mrow>
            <msup>
              <mi>a</mi>
              <mn>2</mn>
            </msup>
            <mi>c</mi>
          </mrow>
          <mn>3</mn>
        </mroot>
      </mrow>
    </mfrac>
    <msup>
      <mrow>
        <mo stretchy="true" form="prefix">(</mo>
        <mn>1</mn>
        <mo>−</mo>
        <msup>
          <mi>e</mi>
          <mn>2</mn>
        </msup>
        <mo stretchy="true" form="postfix">)</mo>
      </mrow>
      <mfrac>
        <mn>1</mn>
        <mn>6</mn>
      </mfrac>
    </msup>
    <mfrac>
      <mrow>
        <mo>arcsin</mo>
        <mi>e</mi>
      </mrow>
      <mi>e</mi>
    </mfrac>
  </mrow>
</math>
</file>

<file path=Formula-258/content.xml><?xml version="1.0" encoding="utf-8"?>
<math xmlns="http://www.w3.org/1998/Math/MathML" display="inline">
  <mrow>
    <mo stretchy="true" form="prefix">(</mo>
    <mi>a</mi>
    <mo>=</mo>
    <mi>b</mi>
    <mo>&lt;</mo>
    <mi>c</mi>
    <mo>;</mo>
    <mi>e</mi>
    <mo>=</mo>
    <msqrt>
      <mrow>
        <mn>1</mn>
        <mo>−</mo>
        <mfrac>
          <msup>
            <mi>a</mi>
            <mn>2</mn>
          </msup>
          <msup>
            <mi>c</mi>
            <mn>2</mn>
          </msup>
        </mfrac>
      </mrow>
    </msqrt>
    <mo stretchy="true" form="postfix">)</mo>
  </mrow>
</math>
</file>

<file path=Formula-26/content.xml><?xml version="1.0" encoding="utf-8"?>
<math xmlns="http://www.w3.org/1998/Math/MathML" display="inline">
  <mrow>
    <mi>r</mi>
    <mo>,</mo>
    <mi>z</mi>
    <mo>≪</mo>
    <mi>R</mi>
  </mrow>
</math>
</file>

<file path=Formula-260/content.xml><?xml version="1.0" encoding="utf-8"?>
<math xmlns="http://www.w3.org/1998/Math/MathML" display="block">
  <mrow>
    <mi>S</mi>
    <mo>=</mo>
    <mn>2</mn>
    <mi>π</mi>
    <msup>
      <mrow>
        <mo stretchy="true" form="prefix">(</mo>
        <msup>
          <mi>a</mi>
          <mn>2</mn>
        </msup>
        <mi>c</mi>
        <mo stretchy="true" form="postfix">)</mo>
      </mrow>
      <mfrac>
        <mn>2</mn>
        <mn>3</mn>
      </mfrac>
    </msup>
    <mrow>
      <mo stretchy="true" form="prefix">[</mo>
      <msup>
        <mrow>
          <mo stretchy="true" form="prefix">(</mo>
          <mn>1</mn>
          <mo>−</mo>
          <msup>
            <mi>e</mi>
            <mn>2</mn>
          </msup>
          <mo stretchy="true" form="postfix">)</mo>
        </mrow>
        <mfrac>
          <mn>1</mn>
          <mn>3</mn>
        </mfrac>
      </msup>
      <mo>+</mo>
      <mfrac>
        <mrow>
          <mo>arcsin</mo>
          <mi>e</mi>
        </mrow>
        <mrow>
          <mi>e</mi>
          <msup>
            <mrow>
              <mo stretchy="true" form="prefix">(</mo>
              <mn>1</mn>
              <mo>−</mo>
              <msup>
                <mi>e</mi>
                <mn>2</mn>
              </msup>
              <mo stretchy="true" form="postfix">)</mo>
            </mrow>
            <mfrac>
              <mn>1</mn>
              <mn>6</mn>
            </mfrac>
          </msup>
        </mrow>
      </mfrac>
      <mo stretchy="true" form="postfix">]</mo>
    </mrow>
  </mrow>
</math>
</file>

<file path=Formula-28/content.xml><?xml version="1.0" encoding="utf-8"?>
<math xmlns="http://www.w3.org/1998/Math/MathML" display="inline">
  <mi>α</mi>
</math>
</file>

<file path=Formula-30/content.xml><?xml version="1.0" encoding="utf-8"?>
<math xmlns="http://www.w3.org/1998/Math/MathML" display="inline">
  <mi>φ</mi>
</math>
</file>

<file path=Formula-32/content.xml><?xml version="1.0" encoding="utf-8"?>
<math xmlns="http://www.w3.org/1998/Math/MathML" display="inline">
  <mi>φ</mi>
</math>
</file>

<file path=Formula-34/content.xml><?xml version="1.0" encoding="utf-8"?>
<math xmlns="http://www.w3.org/1998/Math/MathML" display="inline">
  <msub>
    <mi>ε</mi>
    <mn>0</mn>
  </msub>
</math>
</file>

<file path=Formula-36/content.xml><?xml version="1.0" encoding="utf-8"?>
<math xmlns="http://www.w3.org/1998/Math/MathML" display="inline">
  <mi>α</mi>
</math>
</file>

<file path=Formula-38/content.xml><?xml version="1.0" encoding="utf-8"?>
<math xmlns="http://www.w3.org/1998/Math/MathML" display="inline">
  <mi>φ</mi>
</math>
</file>

<file path=Formula-4/content.xml><?xml version="1.0" encoding="utf-8"?>
<math xmlns="http://www.w3.org/1998/Math/MathML" display="inline">
  <mrow>
    <mi>α</mi>
    <mo>=</mo>
    <mi>β</mi>
    <msub>
      <mi>ε</mi>
      <mn>0</mn>
    </msub>
    <mi>χ</mi>
  </mrow>
</math>
</file>

<file path=Formula-40/content.xml><?xml version="1.0" encoding="utf-8"?>
<math xmlns="http://www.w3.org/1998/Math/MathML" display="inline">
  <mrow>
    <mi>l</mi>
    <mo>≫</mo>
    <mi>d</mi>
  </mrow>
</math>
</file>

<file path=Formula-42/content.xml><?xml version="1.0" encoding="utf-8"?>
<math xmlns="http://www.w3.org/1998/Math/MathML" display="inline">
  <mi>F</mi>
</math>
</file>

<file path=Formula-44/content.xml><?xml version="1.0" encoding="utf-8"?>
<math xmlns="http://www.w3.org/1998/Math/MathML" display="inline">
  <msub>
    <mi>ε</mi>
    <mn>0</mn>
  </msub>
</math>
</file>

<file path=Formula-46/content.xml><?xml version="1.0" encoding="utf-8"?>
<math xmlns="http://www.w3.org/1998/Math/MathML" display="inline">
  <mi>α</mi>
</math>
</file>

<file path=Formula-48/content.xml><?xml version="1.0" encoding="utf-8"?>
<math xmlns="http://www.w3.org/1998/Math/MathML" display="inline">
  <mi>φ</mi>
</math>
</file>

<file path=Formula-50/content.xml><?xml version="1.0" encoding="utf-8"?>
<math xmlns="http://www.w3.org/1998/Math/MathML" display="inline">
  <mrow>
    <mi>l</mi>
    <mo>≫</mo>
    <mo>≫</mo>
    <mi>d</mi>
  </mrow>
</math>
</file>

<file path=Formula-52/content.xml><?xml version="1.0" encoding="utf-8"?>
<math xmlns="http://www.w3.org/1998/Math/MathML" display="inline">
  <msub>
    <mi>ε</mi>
    <mn>0</mn>
  </msub>
</math>
</file>

<file path=Formula-54/content.xml><?xml version="1.0" encoding="utf-8"?>
<math xmlns="http://www.w3.org/1998/Math/MathML" display="inline">
  <mi>α</mi>
</math>
</file>

<file path=Formula-56/content.xml><?xml version="1.0" encoding="utf-8"?>
<math xmlns="http://www.w3.org/1998/Math/MathML" display="inline">
  <mi>φ</mi>
</math>
</file>

<file path=Formula-58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i>f</mi>
    <mrow>
      <mo stretchy="true" form="prefix">(</mo>
      <mn>0</mn>
      <mo stretchy="true" form="postfix">)</mo>
    </mrow>
    <mo>+</mo>
    <mi>f</mi>
    <mi>′</mi>
    <mrow>
      <mo stretchy="true" form="prefix">(</mo>
      <mn>0</mn>
      <mo stretchy="true" form="postfix">)</mo>
    </mrow>
    <mi>x</mi>
    <mo>+</mo>
    <mfrac>
      <mn>1</mn>
      <mn>2</mn>
    </mfrac>
    <mi>f</mi>
    <mi>″</mi>
    <mrow>
      <mo stretchy="true" form="prefix">(</mo>
      <mn>0</mn>
      <mo stretchy="true" form="postfix">)</mo>
    </mrow>
    <msup>
      <mi>x</mi>
      <mn>2</mn>
    </msup>
  </mrow>
</math>
</file>

<file path=Formula-6/content.xml><?xml version="1.0" encoding="utf-8"?>
<math xmlns="http://www.w3.org/1998/Math/MathML" display="inline">
  <mi>α</mi>
</math>
</file>

<file path=Formula-60/content.xml><?xml version="1.0" encoding="utf-8"?>
<math xmlns="http://www.w3.org/1998/Math/MathML" display="inline">
  <mrow>
    <mfrac>
      <mi>d</mi>
      <mrow>
        <mi>d</mi>
        <mi>x</mi>
      </mrow>
    </mfrac>
    <mrow>
      <mo stretchy="true" form="prefix">(</mo>
      <mo>arctan</mo>
      <mi>x</mi>
      <mo stretchy="true" form="postfix">)</mo>
    </mrow>
    <mo>=</mo>
    <mfrac>
      <mn>1</mn>
      <mrow>
        <mn>1</mn>
        <mo>+</mo>
        <msup>
          <mi>x</mi>
          <mn>2</mn>
        </msup>
      </mrow>
    </mfrac>
  </mrow>
</math>
</file>

<file path=Formula-62/content.xml><?xml version="1.0" encoding="utf-8"?>
<math xmlns="http://www.w3.org/1998/Math/MathML" display="inline">
  <mi>λ</mi>
</math>
</file>

<file path=Formula-64/content.xml><?xml version="1.0" encoding="utf-8"?>
<math xmlns="http://www.w3.org/1998/Math/MathML" display="inline">
  <msub>
    <mi>λ</mi>
    <mo>min</mo>
  </msub>
</math>
</file>

<file path=Formula-66/content.xml><?xml version="1.0" encoding="utf-8"?>
<math xmlns="http://www.w3.org/1998/Math/MathML" display="inline">
  <msub>
    <mi>U</mi>
    <mo>min</mo>
  </msub>
</math>
</file>

<file path=Formula-68/content.xml><?xml version="1.0" encoding="utf-8"?>
<math xmlns="http://www.w3.org/1998/Math/MathML" display="block">
  <mrow>
    <mover>
      <mi>B</mi>
      <mo accent="true">→</mo>
    </mover>
    <mrow>
      <mo stretchy="true" form="prefix">(</mo>
      <mi>z</mi>
      <mo stretchy="true" form="postfix">)</mo>
    </mrow>
    <mo>=</mo>
    <msub>
      <mi>B</mi>
      <mn>0</mn>
    </msub>
    <mo>sin</mo>
    <mrow>
      <mo stretchy="true" form="prefix">(</mo>
      <msub>
        <mi>k</mi>
        <mi>u</mi>
      </msub>
      <mi>z</mi>
      <mo stretchy="true" form="postfix">)</mo>
    </mrow>
    <msub>
      <mover>
        <mi>e</mi>
        <mo accent="true">→</mo>
      </mover>
      <mi>y</mi>
    </msub>
    <mo>,</mo>
    <mspace width="1.0em"/>
    <msub>
      <mi>k</mi>
      <mi>u</mi>
    </msub>
    <mo>=</mo>
    <mn>2</mn>
    <mi>σ</mi>
    <mi>/</mi>
    <msub>
      <mi>λ</mi>
      <mi>u</mi>
    </msub>
  </mrow>
</math>
</file>

<file path=Formula-70/content.xml><?xml version="1.0" encoding="utf-8"?>
<math xmlns="http://www.w3.org/1998/Math/MathML" display="inline">
  <msub>
    <mi>λ</mi>
    <mi>u</mi>
  </msub>
</math>
</file>

<file path=Formula-72/content.xml><?xml version="1.0" encoding="utf-8"?>
<math xmlns="http://www.w3.org/1998/Math/MathML" display="inline">
  <mrow>
    <mi>K</mi>
    <mo>=</mo>
    <mfrac>
      <mrow>
        <mi>e</mi>
        <msub>
          <mi>B</mi>
          <mn>0</mn>
        </msub>
      </mrow>
      <mrow>
        <msub>
          <mi>m</mi>
          <mi>e</mi>
        </msub>
        <mi>c</mi>
        <msub>
          <mi>k</mi>
          <mi>u</mi>
        </msub>
      </mrow>
    </mfrac>
  </mrow>
</math>
</file>

<file path=Formula-74/content.xml><?xml version="1.0" encoding="utf-8"?>
<math xmlns="http://www.w3.org/1998/Math/MathML" display="inline">
  <mrow>
    <msub>
      <mi>γ</mi>
      <mn>0</mn>
    </msub>
    <mo>≫</mo>
    <mn>1</mn>
  </mrow>
</math>
</file>

<file path=Formula-76/content.xml><?xml version="1.0" encoding="utf-8"?>
<math xmlns="http://www.w3.org/1998/Math/MathML" display="inline">
  <msub>
    <mi>γ</mi>
    <mn>0</mn>
  </msub>
</math>
</file>

<file path=Formula-78/content.xml><?xml version="1.0" encoding="utf-8"?>
<math xmlns="http://www.w3.org/1998/Math/MathML" display="inline">
  <msub>
    <mi>k</mi>
    <mi>u</mi>
  </msub>
</math>
</file>

<file path=Formula-8/content.xml><?xml version="1.0" encoding="utf-8"?>
<math xmlns="http://www.w3.org/1998/Math/MathML" display="inline">
  <mi>χ</mi>
</math>
</file>

<file path=Formula-80/content.xml><?xml version="1.0" encoding="utf-8"?>
<math xmlns="http://www.w3.org/1998/Math/MathML" display="inline">
  <mi>ω</mi>
</math>
</file>

<file path=Formula-82/content.xml><?xml version="1.0" encoding="utf-8"?>
<math xmlns="http://www.w3.org/1998/Math/MathML" display="inline">
  <msub>
    <mi>λ</mi>
    <mi>w</mi>
  </msub>
</math>
</file>

<file path=Formula-84/content.xml><?xml version="1.0" encoding="utf-8"?>
<math xmlns="http://www.w3.org/1998/Math/MathML" display="inline">
  <mrow>
    <msub>
      <mi>E</mi>
      <mn>0</mn>
    </msub>
    <mo>≪</mo>
    <mi>c</mi>
    <msub>
      <mi>B</mi>
      <mn>0</mn>
    </msub>
  </mrow>
</math>
</file>

<file path=Formula-86/content.xml><?xml version="1.0" encoding="utf-8"?>
<math xmlns="http://www.w3.org/1998/Math/MathML" display="inline">
  <mrow>
    <mi>E</mi>
    <mrow>
      <mo stretchy="true" form="prefix">(</mo>
      <mi>z</mi>
      <mo>,</mo>
      <mi>t</mi>
      <mo stretchy="true" form="postfix">)</mo>
    </mrow>
    <mo>=</mo>
    <msub>
      <mi>E</mi>
      <mn>0</mn>
    </msub>
    <mo>sin</mo>
    <mrow>
      <mo stretchy="true" form="prefix">(</mo>
      <msub>
        <mi>k</mi>
        <mi>w</mi>
      </msub>
      <mi>z</mi>
      <mo>−</mo>
      <mi>ω</mi>
      <mi>t</mi>
      <mo>+</mo>
      <msub>
        <mi>φ</mi>
        <mn>0</mn>
      </msub>
      <mo stretchy="true" form="postfix">)</mo>
    </mrow>
  </mrow>
</math>
</file>

<file path=Formula-88/content.xml><?xml version="1.0" encoding="utf-8"?>
<math xmlns="http://www.w3.org/1998/Math/MathML" display="inline">
  <msub>
    <mi>φ</mi>
    <mn>0</mn>
  </msub>
</math>
</file>

<file path=Formula-90/content.xml><?xml version="1.0" encoding="utf-8"?>
<math xmlns="http://www.w3.org/1998/Math/MathML" display="inline">
  <mrow>
    <msub>
      <mi>k</mi>
      <mi>w</mi>
    </msub>
    <mo>&gt;</mo>
    <mn>0</mn>
  </mrow>
</math>
</file>

<file path=Formula-92/content.xml><?xml version="1.0" encoding="utf-8"?>
<math xmlns="http://www.w3.org/1998/Math/MathML" display="inline">
  <mrow>
    <mi>P</mi>
    <mrow>
      <mo stretchy="true" form="prefix">(</mo>
      <mi>z</mi>
      <mo>,</mo>
      <mi>t</mi>
      <mo stretchy="true" form="postfix">)</mo>
    </mrow>
  </mrow>
</math>
</file>

<file path=Formula-94/content.xml><?xml version="1.0" encoding="utf-8"?>
<math xmlns="http://www.w3.org/1998/Math/MathML" display="inline">
  <mi>t</mi>
</math>
</file>

<file path=Formula-96/content.xml><?xml version="1.0" encoding="utf-8"?>
<math xmlns="http://www.w3.org/1998/Math/MathML" display="inline">
  <mrow>
    <msub>
      <mi>θ</mi>
      <mo>±</mo>
    </msub>
    <mo>=</mo>
    <mrow>
      <mo stretchy="true" form="prefix">(</mo>
      <mi>k</mi>
      <mi>w</mi>
      <mo>±</mo>
      <mi>k</mi>
      <mi>u</mi>
      <mo stretchy="true" form="postfix">)</mo>
    </mrow>
    <mi>z</mi>
    <mo>−</mo>
    <mi>ω</mi>
    <mi>t</mi>
    <mo>+</mo>
    <msub>
      <mi>φ</mi>
      <mn>0</mn>
    </msub>
  </mrow>
</math>
</file>

<file path=Formula-98/content.xml><?xml version="1.0" encoding="utf-8"?>
<math xmlns="http://www.w3.org/1998/Math/MathML" display="inline">
  <msup>
    <mi/>
    <mn>1</mn>
  </msup>
</math>
</file>